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fff" officeooo:paragraph-rsid="00063fff"/>
    </style:style>
    <style:style style:name="P2" style:family="paragraph" style:parent-style-name="Standard">
      <style:text-properties fo:font-weight="bold" officeooo:rsid="00063fff" officeooo:paragraph-rsid="00063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adi.com.apk</text:p>
      <text:p text:style-name="P1"></text:p>
      <text:p text:style-name="P1">com.google.android.apps.photos.permission.GOOGLE_PHOTOS</text:p>
      <text:p text:style-name="P1">android.permission.INTERNET</text:p>
      <text:p text:style-name="P1">android.permission.ACCESS_NETWORK_STATE</text:p>
      <text:p text:style-name="P1">android.permission.WRITE_EXTERNAL_STORAGE</text:p>
      <text:p text:style-name="P1">android.permission.VIBRATE</text:p>
      <text:p text:style-name="P1">android.permission.WRITE_OWNER_DATA</text:p>
      <text:p text:style-name="P1">android.permission.RECEIVE_SMS</text:p>
      <text:p text:style-name="P1">android.permission.READ_PHONE_STATE</text:p>
      <text:p text:style-name="P1">com.google.android.c2dm.permission.RECEIVE</text:p>
      <text:p text:style-name="P1">android.permission.GET_ACCOUNTS</text:p>
      <text:p text:style-name="P1">android.permission.WAKE_LOCK</text:p>
      <text:p text:style-name="P1">android.permission.ACCESS_COARSE_LOCATION</text:p>
      <text:p text:style-name="P1">android.permission.ACCESS_WIFI_STATE</text:p>
      <text:p text:style-name="P1">com.shaadi.android.permission.C2D_MESSAGE</text:p>
      <text:p text:style-name="P1">android.permission.READ_SMS</text:p>
      <text:p text:style-name="P1">android.permission.SEND_SMS</text:p>
      <text:p text:style-name="P1">android.permission.READ_EXTERNAL_STORAGE</text:p>
      <text:p text:style-name="P1">android.permission.RECEIVE_BOOT_COMPLETED</text:p>
      <text:p text:style-name="P1">-------------------------------------------------------</text:p>
      <text:p text:style-name="P1">sairat_2016.apk</text:p>
      <text:p text:style-name="P1"></text:p>
      <text:p text:style-name="P1">com.android.launcher.permission.UNINSTALL_SHORTCUT</text:p>
      <text:p text:style-name="P1">com.android.launcher.permission.INSTALL_SHORTCUT</text:p>
      <text:p text:style-name="P1">android.permission.KILL_BACKGROUND_PROCESSES</text:p>
      <text:p text:style-name="P1">com.google.android.providers.gsf.permission.READ_GSERVICES</text:p>
      <text:p text:style-name="P1">android.permission.MOUNT_UNMOUNT_FILESYSTEMS</text:p>
      <text:p text:style-name="P1">android.permission.WRITE_EXTERNAL_STORAGE</text:p>
      <text:p text:style-name="P1">android.permission.READ_EXTERNAL_STORAGE</text:p>
      <text:p text:style-name="P1">android.permission.INTERNET</text:p>
      <text:p text:style-name="P1">android.permission.ACCESS_WIFI_STATE</text:p>
      <text:p text:style-name="P1">android.permission.ACCESS_NETWORK_STATE</text:p>
      <text:p text:style-name="P1">android.permission.CHANGE_WIFI_STATE</text:p>
      <text:p text:style-name="P1">android.permission.CHANGE_NETWORK_STATE</text:p>
      <text:p text:style-name="P1">android.permission.GET_TASKS</text:p>
      <text:p text:style-name="P1">android.permission.INTERACT_ACROSS_USERS_FULL</text:p>
      <text:p text:style-name="P1">android.permission.SYSTEM_ALERT_WINDOW</text:p>
      <text:p text:style-name="P1">android.permission.READ_PHONE_STATE</text:p>
      <text:p text:style-name="P1">android.permission.READ_CONTACTS</text:p>
      <text:p text:style-name="P1">android.permission.WRITE_CALL_LOG</text:p>
      <text:p text:style-name="P1">android.permission.READ_CALL_LOG</text:p>
      <text:p text:style-name="P1">android.permission.FLASHLIGHT</text:p>
      <text:p text:style-name="P1">android.permission.CAMERA</text:p>
      <text:p text:style-name="P1">android.permission.WRITE_EXTERNAL_STORAGE</text:p>
      <text:p text:style-name="P1">android.permission.READ_LOGS</text:p>
      <text:p text:style-name="P1">android.permission.ACCESS_COARSE_LOCATION</text:p>
      <text:p text:style-name="P1">android.permission.ACCESS_FINE_LOCATION</text:p>
      <text:p text:style-name="P1">android.permission.INTERACT_ACROSS_USERS_FULL</text:p>
      <text:p text:style-name="P1">com.android.alarm.permission.SET_ALARM</text:p>
      <text:p text:style-name="P1">android.permission.BLUETOOTH</text:p>
      <text:p text:style-name="P1">android.permission.BLUETOOTH_ADMIN</text:p>
      <text:p text:style-name="P1"><text:soft-page-break/>android.permission.EXPAND_STATUS_BAR</text:p>
      <text:p text:style-name="P1">android.permission.DOWNLOAD_WITHOUT_NOTIFICATION</text:p>
      <text:p text:style-name="P1">android.permission.RECEIVE_BOOT_COMPLETED</text:p>
      <text:p text:style-name="P1">android.permission.DISABLE_KEYGUARD</text:p>
      <text:p text:style-name="P1">android.permission.CALL_PHONE</text:p>
      <text:p text:style-name="P1">android.permission.VIBRATE</text:p>
      <text:p text:style-name="P1">android.permission.WAKE_LOCK</text:p>
      <text:p text:style-name="P1">android.permission.WRITE_SETTINGS</text:p>
      <text:p text:style-name="P1">com.aio.downloader.permission.JPUSH_MESSAGE</text:p>
      <text:p text:style-name="P1">android.permission.RECEIVE_USER_PRESENT</text:p>
      <text:p text:style-name="P1">android.permission.ACCESS_LOCATION_EXTRA_COMMANDS</text:p>
      <text:p text:style-name="P1">-------------------------------------------------------</text:p>
      <text:p text:style-name="P1">old_hindi_love_songs.apk</text:p>
      <text:p text:style-name="P1"></text:p>
      <text:p text:style-name="P1">android.permission.INTERNET</text:p>
      <text:p text:style-name="P1">android.permission.READ_PHONE_STATE</text:p>
      <text:p text:style-name="P1">android.permission.ACCESS_NETWORK_STATE</text:p>
      <text:p text:style-name="P1">android.permission.WRITE_EXTERNAL_STORAGE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WAKE_LOCK</text:p>
      <text:p text:style-name="P1">android.permission.GET_TASKS</text:p>
      <text:p text:style-name="P1">android.permission.ACCESS_FINE_LOCATION</text:p>
      <text:p text:style-name="P1">-------------------------------------------------------</text:p>
      <text:p text:style-name="P1">Wynk_Music_MP3.apk</text:p>
      <text:p text:style-name="P1"></text:p>
      <text:p text:style-name="P1">android.permission.INTERNET</text:p>
      <text:p text:style-name="P1">android.permission.ACCESS_NETWORK_STATE</text:p>
      <text:p text:style-name="P1">android.permission.ACCESS_WIFI_STATE</text:p>
      <text:p text:style-name="P1">android.permission.WRITE_EXTERNAL_STORAGE</text:p>
      <text:p text:style-name="P1">android.permission.READ_SYNC_SETTINGS</text:p>
      <text:p text:style-name="P1">android.permission.WRITE_SYNC_SETTINGS</text:p>
      <text:p text:style-name="P1">android.permission.AUTHENTICATE_ACCOUNTS</text:p>
      <text:p text:style-name="P1">android.permission.READ_PHONE_STATE</text:p>
      <text:p text:style-name="P1">com.google.android.c2dm.permission.RECEIVE</text:p>
      <text:p text:style-name="P1">android.permission.GET_ACCOUNTS</text:p>
      <text:p text:style-name="P1">android.permission.WAKE_LOCK</text:p>
      <text:p text:style-name="P1">android.permission.RECEIVE_BOOT_COMPLETED</text:p>
      <text:p text:style-name="P1">com.bsbportal.music.permission.C2D_MESSAGE</text:p>
      <text:p text:style-name="P1">android.permission.READ_LOGS</text:p>
      <text:p text:style-name="P1">android.permission.READ_EXTERNAL_STORAGE</text:p>
      <text:p text:style-name="P1">-------------------------------------------------------</text:p>
      <text:p text:style-name="P2">Apple_Music.apk</text:p>
      <text:p text:style-name="P1"></text:p>
      <text:p text:style-name="P1">android.permission.INTERNET</text:p>
      <text:p text:style-name="P1">android.permission.READ_EXTERNAL_STORAGE</text:p>
      <text:p text:style-name="P1">android.permission.WRITE_EXTERNAL_STORAGE</text:p>
      <text:p text:style-name="P1">android.permission.WAKE_LOCK</text:p>
      <text:p text:style-name="P1">android.permission.ACCESS_WIFI_STATE</text:p>
      <text:p text:style-name="P1">android.permission.CHANGE_WIFI_STATE</text:p>
      <text:p text:style-name="P1">android.permission.CHANGE_NETWORK_STATE</text:p>
      <text:p text:style-name="P1"><text:soft-page-break/>android.permission.ACCESS_NETWORK_STATE</text:p>
      <text:p text:style-name="P1">android.permission.BLUETOOTH</text:p>
      <text:p text:style-name="P1">com.google.android.apps.photos.permission.GOOGLE_PHOTOS</text:p>
      <text:p text:style-name="P1">android.permission.READ_PHONE_STATE</text:p>
      <text:p text:style-name="P1"><text:span text:style-name="T1">android.permission.READ_CONTACTS</text:span></text:p>
      <text:p text:style-name="P1">-------------------------------------------------------</text:p>
      <text:p text:style-name="P1">Punjabi_Songs.apk</text:p>
      <text:p text:style-name="P1"></text:p>
      <text:p text:style-name="P1">android.permission.INTERNET</text:p>
      <text:p text:style-name="P1">android.permission.READ_PHONE_STATE</text:p>
      <text:p text:style-name="P1">android.permission.ACCESS_NETWORK_STATE</text:p>
      <text:p text:style-name="P1">android.permission.WRITE_EXTERNAL_STORAGE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WAKE_LOCK</text:p>
      <text:p text:style-name="P1">android.permission.GET_TASKS</text:p>
      <text:p text:style-name="P1">android.permission.ACCESS_FINE_LOCATION</text:p>
      <text:p text:style-name="P1">-------------------------------------------------------</text:p>
      <text:p text:style-name="P1">Ultimate_FreeB_Free_Recharge.apk</text:p>
      <text:p text:style-name="P1"></text:p>
      <text:p text:style-name="P1">in.freebapp.permission.C2D_MESSAGE</text:p>
      <text:p text:style-name="P1">android.permission.READ_PHONE_STATE</text:p>
      <text:p text:style-name="P1">android.permission.GET_ACCOUNTS</text:p>
      <text:p text:style-name="P1">android.permission.READ_SMS</text:p>
      <text:p text:style-name="P1">android.permission.ACCESS_NETWORK_STATE</text:p>
      <text:p text:style-name="P1">android.permission.INTERNET</text:p>
      <text:p text:style-name="P1">android.permission.GET_TASKS</text:p>
      <text:p text:style-name="P1">android.permission.WAKE_LOCK</text:p>
      <text:p text:style-name="P1">android.permission.RECEIVE_SMS</text:p>
      <text:p text:style-name="P1">android.permission.CALL_PHONE</text:p>
      <text:p text:style-name="P1">com.google.android.c2dm.permission.RECEIVE</text:p>
      <text:p text:style-name="P1">android.permission.RECEIVE_BOOT_COMPLETED</text:p>
      <text:p text:style-name="P1">android.permission.ACCESS_FINE_LOCATION</text:p>
      <text:p text:style-name="P1">android.permission.ACCESS_COARSE_LOCATION</text:p>
      <text:p text:style-name="P1">android.permission.VIBRATE</text:p>
      <text:p text:style-name="P1">-------------------------------------------------------</text:p>
      <text:p text:style-name="P1">Piano.apk</text:p>
      <text:p text:style-name="P1"></text:p>
      <text:p text:style-name="P1">android.permission.INTERNET</text:p>
      <text:p text:style-name="P1">android.permission.ACCESS_NETWORK_STATE</text:p>
      <text:p text:style-name="P1">android.permission.WAKE_LOCK</text:p>
      <text:p text:style-name="P1">android.permission.READ_PHONE_STATE</text:p>
      <text:p text:style-name="P1">android.permission.READ_EXTERNAL_STORAGE</text:p>
      <text:p text:style-name="P1">android.permission.WRITE_EXTERNAL_STORAGE</text:p>
      <text:p text:style-name="P1">android.permission.VIBRATE</text:p>
      <text:p text:style-name="P1">com.android.vending.BILLING</text:p>
      <text:p text:style-name="P1">android.permission.ACCESS_WIFI_STATE</text:p>
      <text:p text:style-name="P1">-------------------------------------------------------</text:p>
      <text:p text:style-name="P1">Tamil_Songs.apk</text:p>
      <text:p text:style-name="P1"></text:p>
      <text:p text:style-name="P1">android.permission.INTERNET</text:p>
      <text:p text:style-name="P1"><text:soft-page-break/>android.permission.READ_PHONE_STATE</text:p>
      <text:p text:style-name="P1">android.permission.ACCESS_NETWORK_STATE</text:p>
      <text:p text:style-name="P1">android.permission.WRITE_EXTERNAL_STORAGE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WAKE_LOCK</text:p>
      <text:p text:style-name="P1">android.permission.GET_TASKS</text:p>
      <text:p text:style-name="P1">android.permission.ACCESS_FINE_LOCATION</text:p>
      <text:p text:style-name="P1">-------------------------------------------------------</text:p>
      <text:p text:style-name="P1">shazam.apk</text:p>
      <text:p text:style-name="P1"></text:p>
      <text:p text:style-name="P1">com.shazam.android.permission.C2D_MESSAGE</text:p>
      <text:p text:style-name="P1">com.google.android.c2dm.permission.RECEIVE</text:p>
      <text:p text:style-name="P1">android.permission.INTERNET</text:p>
      <text:p text:style-name="P1">android.permission.ACCESS_NETWORK_STATE</text:p>
      <text:p text:style-name="P1">android.permission.RECORD_AUDIO</text:p>
      <text:p text:style-name="P1">android.permission.READ_PHONE_STATE</text:p>
      <text:p text:style-name="P1">android.permission.VIBRATE</text:p>
      <text:p text:style-name="P1">android.permission.BROADCAST_STICKY</text:p>
      <text:p text:style-name="P1">android.permission.WRITE_EXTERNAL_STORAGE</text:p>
      <text:p text:style-name="P1">android.permission.ACCESS_COARSE_LOCATION</text:p>
      <text:p text:style-name="P1">android.permission.ACCESS_FINE_LOCATION</text:p>
      <text:p text:style-name="P1">android.permission.WAKE_LOCK</text:p>
      <text:p text:style-name="P1">android.permission.GET_ACCOUNTS</text:p>
      <text:p text:style-name="P1">android.permission.AUTHENTICATE_ACCOUNTS</text:p>
      <text:p text:style-name="P1">android.permission.READ_SYNC_SETTINGS</text:p>
      <text:p text:style-name="P1">android.permission.WRITE_SYNC_SETTINGS</text:p>
      <text:p text:style-name="P1">com.google.android.providers.gsf.permission.READ_GSERVICES</text:p>
      <text:p text:style-name="P1">android.permission.NFC</text:p>
      <text:p text:style-name="P1">com.shazam.android.preloadinfo.provider.ACCESS_DATA</text:p>
      <text:p text:style-name="P1">android.permission.MODIFY_AUDIO_SETTINGS</text:p>
      <text:p text:style-name="P1">android.permission.DOWNLOAD_WITHOUT_NOTIFICATION</text:p>
      <text:p text:style-name="P1">android.permission.CAMERA</text:p>
      <text:p text:style-name="P1">android.permission.BLUETOOTH</text:p>
      <text:p text:style-name="P1">android.permission.BLUETOOTH_ADMIN</text:p>
      <text:p text:style-name="P1">-------------------------------------------------------</text:p>
      <text:p text:style-name="P1">Nimbuzz_Messenger.apk</text:p>
      <text:p text:style-name="P1"></text:p>
      <text:p text:style-name="P1">android.permission.SET_DEBUG_APP</text:p>
      <text:p text:style-name="P1">android.permission.READ_EXTERNAL_STORAGE</text:p>
      <text:p text:style-name="P1">android.permission.DOWNLOAD_WITHOUT_NOTIFICATION</text:p>
      <text:p text:style-name="P1">android.permission.INTERACT_ACROSS_USERS_FULL</text:p>
      <text:p text:style-name="P1">com.sprylogics.liqmsg.ui.permission.MAPS_RECEIVE</text:p>
      <text:p text:style-name="P1">com.google.android.providers.gsf.permission.READ_GSERVICES</text:p>
      <text:p text:style-name="P1">android.permission.READ_SMS</text:p>
      <text:p text:style-name="P1">android.permission.RECEIVE_SMS</text:p>
      <text:p text:style-name="P1">com.nimbuzz.permission.C2D_MESSAGE</text:p>
      <text:p text:style-name="P1">com.google.android.c2dm.permission.RECEIVE</text:p>
      <text:p text:style-name="P1">com.android.launcher.permission.INSTALL_SHORTCUT</text:p>
      <text:p text:style-name="P1">android.permission.CAMERA</text:p>
      <text:p text:style-name="P1">android.permission.INTERNET</text:p>
      <text:p text:style-name="P1"><text:soft-page-break/>android.permission.VIBRATE</text:p>
      <text:p text:style-name="P1">android.permission.WAKE_LOCK</text:p>
      <text:p text:style-name="P1">android.permission.READ_PHONE_STATE</text:p>
      <text:p text:style-name="P1">android.permission.MODIFY_AUDIO_SETTINGS</text:p>
      <text:p text:style-name="P1">android.permission.RECORD_AUDIO</text:p>
      <text:p text:style-name="P1">android.permission.PROCESS_OUTGOING_CALLS</text:p>
      <text:p text:style-name="P1">android.permission.CHANGE_WIFI_STATE</text:p>
      <text:p text:style-name="P1">android.permission.RECEIVE_BOOT_COMPLETED</text:p>
      <text:p text:style-name="P1">android.permission.RESTART_PACKAGES</text:p>
      <text:p text:style-name="P1">android.permission.ACCESS_NETWORK_STATE</text:p>
      <text:p text:style-name="P1">android.permission.READ_CONTACTS</text:p>
      <text:p text:style-name="P1">android.permission.READ_PROFILE</text:p>
      <text:p text:style-name="P1">android.permission.WRITE_CONTACTS</text:p>
      <text:p text:style-name="P1">android.permission.CALL_PHONE</text:p>
      <text:p text:style-name="P1">android.permission.REORDER_TASKS</text:p>
      <text:p text:style-name="P1">android.permission.GET_TASKS</text:p>
      <text:p text:style-name="P1">android.permission.AUTHENTICATE_ACCOUNTS</text:p>
      <text:p text:style-name="P1">android.permission.GET_ACCOUNTS</text:p>
      <text:p text:style-name="P1">android.permission.MANAGE_ACCOUNTS</text:p>
      <text:p text:style-name="P1">android.permission.AUTHENTICATE_ACCOUNTS</text:p>
      <text:p text:style-name="P1">android.permission.READ_SYNC_SETTINGS</text:p>
      <text:p text:style-name="P1">android.permission.WRITE_SYNC_SETTINGS</text:p>
      <text:p text:style-name="P1">android.permission.WRITE_INTERNAL_STORAGE</text:p>
      <text:p text:style-name="P1">android.permission.WRITE_EXTERNAL_STORAGE</text:p>
      <text:p text:style-name="P1">android.permission.SEND_SMS</text:p>
      <text:p text:style-name="P1">com.nimbuzz.permission.ExternalNimbuzzActions</text:p>
      <text:p text:style-name="P1">android.permission.ACCESS_COARSE_LOCATION</text:p>
      <text:p text:style-name="P1">android.permission.ACCESS_FINE_LOCATION</text:p>
      <text:p text:style-name="P1">android.permission.ACCESS_MOCK_LOCATION</text:p>
      <text:p text:style-name="P1">android.permission.ACCESS_NETWORK_STATE</text:p>
      <text:p text:style-name="P1">android.permission.ACCESS_WIFI_STATE</text:p>
      <text:p text:style-name="P1">android.permission.READ_CALL_LOG</text:p>
      <text:p text:style-name="P1">android.permission.WRITE_SETTINGS</text:p>
      <text:p text:style-name="P1">android.permission.MANAGE_DOCUMENTS</text:p>
      <text:p text:style-name="P1">com.android.vending.BILLING</text:p>
      <text:p text:style-name="P1">-------------------------------------------------------</text:p>
      <text:p text:style-name="P1">saavn_music.apk</text:p>
      <text:p text:style-name="P1"></text:p>
      <text:p text:style-name="P1">android.permission.INTERNET</text:p>
      <text:p text:style-name="P1">android.permission.VIBRATE</text:p>
      <text:p text:style-name="P1">android.permission.ACCESS_NETWORK_STATE</text:p>
      <text:p text:style-name="P1">android.permission.READ_PHONE_STATE</text:p>
      <text:p text:style-name="P1">android.permission.WAKE_LOCK</text:p>
      <text:p text:style-name="P1">android.permission.ACCESS_WIFI_STATE</text:p>
      <text:p text:style-name="P1">android.permission.WRITE_EXTERNAL_STORAGE</text:p>
      <text:p text:style-name="P1">com.android.vending.BILLING</text:p>
      <text:p text:style-name="P1">com.google.android.gms.permission.ACTIVITY_RECOGNITION</text:p>
      <text:p text:style-name="P1">com.saavn.android.permission.C2D_MESSAGE</text:p>
      <text:p text:style-name="P1">com.google.android.c2dm.permission.RECEIVE</text:p>
      <text:p text:style-name="P1">android.permission.GET_ACCOUNTS</text:p>
      <text:p text:style-name="P1">android.permission.RECEIVE_SMS</text:p>
      <text:p text:style-name="P1">android.permission.ACCESS_FINE_LOCATION</text:p>
      <text:p text:style-name="P1"><text:soft-page-break/>android.permission.ACCESS_COARSE_LOCATION</text:p>
      <text:p text:style-name="P1">android.permission.DOWNLOAD_WITHOUT_NOTIFICATION</text:p>
      <text:p text:style-name="P1">android.permission.READ_EXTERNAL_STORAGE</text:p>
      <text:p text:style-name="P1">-------------------------------------------------------</text:p>
      <text:p text:style-name="P1">True_Balance.apk</text:p>
      <text:p text:style-name="P1"></text:p>
      <text:p text:style-name="P1">com.balancehero.truebalance.permission.C2D_MESSAGE</text:p>
      <text:p text:style-name="P1">com.google.android.c2dm.permission.RECEIVE</text:p>
      <text:p text:style-name="P1">android.permission.GET_TASKS</text:p>
      <text:p text:style-name="P1">android.permission.SYSTEM_ALERT_WINDOW</text:p>
      <text:p text:style-name="P1">android.permission.INTERNET</text:p>
      <text:p text:style-name="P1">android.permission.CALL_PHONE</text:p>
      <text:p text:style-name="P1">android.permission.ACCESS_NETWORK_STATE</text:p>
      <text:p text:style-name="P1">android.permission.BIND_ACCESSIBILITY_SERVICE</text:p>
      <text:p text:style-name="P1">android.permission.READ_SMS</text:p>
      <text:p text:style-name="P1">android.permission.READ_CONTACTS</text:p>
      <text:p text:style-name="P1">android.permission.RECEIVE_SMS</text:p>
      <text:p text:style-name="P1">android.permission.RECEIVE_BOOT_COMPLETED</text:p>
      <text:p text:style-name="P1">android.permission.READ_PHONE_STATE</text:p>
      <text:p text:style-name="P1">android.permission.PROCESS_OUTGOING_CALLS</text:p>
      <text:p text:style-name="P1">android.permission.CHANGE_NETWORK_STATE</text:p>
      <text:p text:style-name="P1">android.permission.ACCESS_WIFI_STATE</text:p>
      <text:p text:style-name="P1">android.permission.CHANGE_WIFI_STATE</text:p>
      <text:p text:style-name="P1">android.permission.GET_ACCOUNTS</text:p>
      <text:p text:style-name="P1">android.permission.WAKE_LOCK</text:p>
      <text:p text:style-name="P1">android.permission.ACCESS_COARSE_LOCATION</text:p>
      <text:p text:style-name="P1">android.permission.ACCESS_FINE_LOCATION</text:p>
      <text:p text:style-name="P1">android.permission.WRITE_EXTERNAL_STORAGE</text:p>
      <text:p text:style-name="P1">android.permission.READ_EXTERNAL_STORAGE</text:p>
      <text:p text:style-name="P1">android.permission.USE_CREDENTIALS</text:p>
      <text:p text:style-name="P1">android.permission.KILL_BACKGROUND_PROCESSES</text:p>
      <text:p text:style-name="P1">com.android.alarm.permission.SET_ALARM</text:p>
      <text:p text:style-name="P1">android.permission.READ_CALL_LOG</text:p>
      <text:p text:style-name="P1">-------------------------------------------------------</text:p>
      <text:p text:style-name="P1">Real_Drums.apk</text:p>
      <text:p text:style-name="P1"></text:p>
      <text:p text:style-name="P1">android.permission.INTERNET</text:p>
      <text:p text:style-name="P1">android.permission.ACCESS_NETWORK_STATE</text:p>
      <text:p text:style-name="P1">-------------------------------------------------------</text:p>
      <text:p text:style-name="P1">Hitwe.apk</text:p>
      <text:p text:style-name="P1"></text:p>
      <text:p text:style-name="P1">android.permission.INTERNET</text:p>
      <text:p text:style-name="P1">android.permission.GET_ACCOUNTS</text:p>
      <text:p text:style-name="P1">android.permission.READ_PHONE_STATE</text:p>
      <text:p text:style-name="P1">android.permission.VIBRATE</text:p>
      <text:p text:style-name="P1">android.permission.ACCESS_NETWORK_STATE</text:p>
      <text:p text:style-name="P1">android.permission.ACCESS_COARSE_LOCATION</text:p>
      <text:p text:style-name="P1">android.permission.ACCESS_FINE_LOCATION</text:p>
      <text:p text:style-name="P1">android.permission.WRITE_EXTERNAL_STORAGE</text:p>
      <text:p text:style-name="P1">android.permission.READ_EXTERNAL_STORAGE</text:p>
      <text:p text:style-name="P1">android.permission.GET_TASKS</text:p>
      <text:p text:style-name="P1">com.hitwe.android.permission.C2D_MESSAGE</text:p>
      <text:p text:style-name="P1"><text:soft-page-break/>com.google.android.c2dm.permission.RECEIVE</text:p>
      <text:p text:style-name="P1">android.permission.WAKE_LOCK</text:p>
      <text:p text:style-name="P1">-------------------------------------------------------</text:p>
      <text:p text:style-name="P1">khana-khazana.apk</text:p>
      <text:p text:style-name="P1"></text:p>
      <text:p text:style-name="P1">android.permission.INTERNET</text:p>
      <text:p text:style-name="P1">android.permission.INTERACT_ACROSS_USERS_FULL</text:p>
      <text:p text:style-name="P1">com.google.android.c2dm.permission.RECEIVE</text:p>
      <text:p text:style-name="P1">android.permission.GET_ACCOUNTS</text:p>
      <text:p text:style-name="P1">android.permission.WAKE_LOCK</text:p>
      <text:p text:style-name="P1">android.permission.ACCESS_NETWORK_STATE</text:p>
      <text:p text:style-name="P1">android.permission.VIBRATE</text:p>
      <text:p text:style-name="P1">android.permission.WRITE_EXTERNAL_STORAGE</text:p>
      <text:p text:style-name="P1">mobi.androapp.vegkhanakhazana.c2476.permission.C2D_MESSAGE</text:p>
      <text:p text:style-name="P1">-------------------------------------------------------</text:p>
      <text:p text:style-name="P2">hungama_music.apk</text:p>
      <text:p text:style-name="P1"></text:p>
      <text:p text:style-name="P1">android.permission.INTERNET</text:p>
      <text:p text:style-name="P1">android.permission.ACCESS_NETWORK_STATE</text:p>
      <text:p text:style-name="P1">android.permission.WAKE_LOCK</text:p>
      <text:p text:style-name="P1">android.permission.VIBRATE</text:p>
      <text:p text:style-name="P1"><text:span text:style-name="T1">android.permission.CALL_PHONE</text:span></text:p>
      <text:p text:style-name="P1">android.permission.READ_PHONE_STATE</text:p>
      <text:p text:style-name="P1">android.permission.ACCESS_WIFI_STATE</text:p>
      <text:p text:style-name="P1">android.permission.WRITE_EXTERNAL_STORAGE</text:p>
      <text:p text:style-name="P1">android.permission.BROADCAST_STICKY</text:p>
      <text:p text:style-name="P1">com.android.vending.BILLING</text:p>
      <text:p text:style-name="P1">android.permission.USE_CREDENTIALS</text:p>
      <text:p text:style-name="P1">android.permission.GET_TASKS</text:p>
      <text:p text:style-name="P1">com.hungama.myplay.activity.permission.UA_DATA</text:p>
      <text:p text:style-name="P1">android.permission.GET_ACCOUNTS</text:p>
      <text:p text:style-name="P1">com.google.android.c2dm.permission.RECEIVE</text:p>
      <text:p text:style-name="P1">com.hungama.myplay.activity.permission.C2D_MESSAGE</text:p>
      <text:p text:style-name="P1">com.amazon.device.messaging.permission.RECEIVE</text:p>
      <text:p text:style-name="P1">com.hungama.myplay.activity.permission.RECEIVE_ADM_MESSAGE</text:p>
      <text:p text:style-name="P1">android.permission.ACCESS_COARSE_LOCATION</text:p>
      <text:p text:style-name="P1">-------------------------------------------------------</text:p>
      <text:p text:style-name="P1">Talking_Parrot_Couple_Free.apk</text:p>
      <text:p text:style-name="P1"></text:p>
      <text:p text:style-name="P1">android.permission.VIBRATE</text:p>
      <text:p text:style-name="P1">android.permission.INTERNET</text:p>
      <text:p text:style-name="P1">android.permission.WAKE_LOCK</text:p>
      <text:p text:style-name="P1">android.permission.RECORD_AUDIO</text:p>
      <text:p text:style-name="P1">android.permission.WRITE_EXTERNAL_STORAGE</text:p>
      <text:p text:style-name="P1">android.permission.ACCESS_NETWORK_STATE</text:p>
      <text:p text:style-name="P1">android.permission.READ_PHONE_STATE</text:p>
      <text:p text:style-name="P1">android.permission.READ_EXTERNAL_STORAGE</text:p>
      <text:p text:style-name="P1">-------------------------------------------------------</text:p>
      <text:p text:style-name="P1">river_sounds_relax_and_sleep.apk</text:p>
      <text:p text:style-name="P1"></text:p>
      <text:p text:style-name="P1">android.permission.INTERNET</text:p>
      <text:p text:style-name="P1">android.permission.ACCESS_NETWORK_STATE</text:p>
      <text:p text:style-name="P1"><text:soft-page-break/>android.permission.WAKE_LOCK</text:p>
      <text:p text:style-name="P1">android.permission.WRITE_SETTINGS</text:p>
      <text:p text:style-name="P1">android.permission.WRITE_EXTERNAL_STORAGE</text:p>
      <text:p text:style-name="P1">com.android.vending.BILLING</text:p>
      <text:p text:style-name="P1">-------------------------------------------------------</text:p>
      <text:p text:style-name="P1">Music_Volume_EQ.apk</text:p>
      <text:p text:style-name="P1"></text:p>
      <text:p text:style-name="P1">android.permission.INTERNET</text:p>
      <text:p text:style-name="P1">android.permission.ACCESS_NETWORK_STATE</text:p>
      <text:p text:style-name="P1">android.permission.MODIFY_AUDIO_SETTINGS</text:p>
      <text:p text:style-name="P1">android.permission.RECORD_AUDIO</text:p>
      <text:p text:style-name="P1">android.permission.RECEIVE_BOOT_COMPLETED</text:p>
      <text:p text:style-name="P1">android.permission.WAKE_LOCK</text:p>
      <text:p text:style-name="P1">-------------------------------------------------------</text:p>
      <text:p text:style-name="P1">Skrilo.apk</text:p>
      <text:p text:style-name="P1"></text:p>
      <text:p text:style-name="P1">android.permission.ACCESS_WIFI_STATE</text:p>
      <text:p text:style-name="P1">android.permission.CHANGE_WIFI_STATE</text:p>
      <text:p text:style-name="P1">android.permission.INTERNET</text:p>
      <text:p text:style-name="P1">android.permission.WRITE_EXTERNAL_STORAGE</text:p>
      <text:p text:style-name="P1">android.permission.ACCESS_NETWORK_STATE</text:p>
      <text:p text:style-name="P1">android.permission.WAKE_LOCK</text:p>
      <text:p text:style-name="P1">android.permission.RECEIVE_BOOT_COMPLETED</text:p>
      <text:p text:style-name="P1">android.permission.VIBRATE</text:p>
      <text:p text:style-name="P1">android.permission.CALL_PHONE</text:p>
      <text:p text:style-name="P1">android.permission.GET_ACCOUNTS</text:p>
      <text:p text:style-name="P1">com.google.android.c2dm.permission.RECEIVE</text:p>
      <text:p text:style-name="P1">android.permission.READ_EXTERNAL_STORAGE</text:p>
      <text:p text:style-name="P1">android.permission.CHANGE_NETWORK_STATE</text:p>
      <text:p text:style-name="P1">android.permission.RECEIVE_SMS</text:p>
      <text:p text:style-name="P1">android.permission.READ_SMS</text:p>
      <text:p text:style-name="P1">android.permission.READ_PHONE_STATE</text:p>
      <text:p text:style-name="P1">android.permission.ACCESS_COARSE_LOCATION</text:p>
      <text:p text:style-name="P1">com.skrilo.permission.C2D_MESSAGE</text:p>
      <text:p text:style-name="P1">-------------------------------------------------------</text:p>
      <text:p text:style-name="P1">zee_news.apk</text:p>
      <text:p text:style-name="P1"></text:p>
      <text:p text:style-name="P1">android.permission.INTERNET</text:p>
      <text:p text:style-name="P1">android.permission.WAKE_LOCK</text:p>
      <text:p text:style-name="P1">com.google.android.c2dm.permission.RECEIVE</text:p>
      <text:p text:style-name="P1">android.permission.READ_EXTERNAL_STORAGE</text:p>
      <text:p text:style-name="P1">android.permission.WRITE_EXTERNAL_STORAGE</text:p>
      <text:p text:style-name="P1">android.permission.ACCESS_NETWORK_STATE</text:p>
      <text:p text:style-name="P1">android.permission.GET_ACCOUNTS</text:p>
      <text:p text:style-name="P1">android.permission.USE_CREDENTIALS</text:p>
      <text:p text:style-name="P1">com.zeenews.hindinews.permission.C2D_MESSAGE</text:p>
      <text:p text:style-name="P1">-------------------------------------------------------</text:p>
      <text:p text:style-name="P1">MP3_Player.apk</text:p>
      <text:p text:style-name="P1"></text:p>
      <text:p text:style-name="P1">android.permission.WRITE_SETTINGS</text:p>
      <text:p text:style-name="P1">android.permission.SYSTEM_ALERT_WINDOW</text:p>
      <text:p text:style-name="P1">android.permission.WAKE_LOCK</text:p>
      <text:p text:style-name="P1"><text:soft-page-break/>android.permission.INTERNET</text:p>
      <text:p text:style-name="P1">android.permission.READ_PHONE_STATE</text:p>
      <text:p text:style-name="P1">android.permission.ACCESS_NETWORK_STATE</text:p>
      <text:p text:style-name="P1">android.permission.WRITE_EXTERNAL_STORAGE</text:p>
      <text:p text:style-name="P1">android.permission.BROADCAST_STICKY</text:p>
      <text:p text:style-name="P1">-------------------------------------------------------</text:p>
      <text:p text:style-name="P1">TechViral_Tech_Hacks.apk</text:p>
      <text:p text:style-name="P1"></text:p>
      <text:p text:style-name="P1">android.permission.ACCESS_NETWORK_STATE</text:p>
      <text:p text:style-name="P1">android.permission.INTERNET</text:p>
      <text:p text:style-name="P1">android.permission.GET_ACCOUNTS</text:p>
      <text:p text:style-name="P1">android.permission.WAKE_LOCK</text:p>
      <text:p text:style-name="P1">android.permission.READ_PHONE_STATE</text:p>
      <text:p text:style-name="P1">android.permission.VIBRATE</text:p>
      <text:p text:style-name="P1">com.android.vending.BILLING</text:p>
      <text:p text:style-name="P1">com.techhacks.app.permission.C2D_MESSAGE</text:p>
      <text:p text:style-name="P1">com.google.android.c2dm.permission.RECEIVE</text:p>
      <text:p text:style-name="P1">-------------------------------------------------------</text:p>
      <text:p text:style-name="P1">player_pro.apk</text:p>
      <text:p text:style-name="P1"></text:p>
      <text:p text:style-name="P1">android.permission.WRITE_SETTINGS</text:p>
      <text:p text:style-name="P1">android.permission.SYSTEM_ALERT_WINDOW</text:p>
      <text:p text:style-name="P1">android.permission.WAKE_LOCK</text:p>
      <text:p text:style-name="P1">android.permission.BROADCAST_STICKY</text:p>
      <text:p text:style-name="P1">android.permission.INTERNET</text:p>
      <text:p text:style-name="P1">android.permission.READ_PHONE_STATE</text:p>
      <text:p text:style-name="P1">android.permission.READ_EXTERNAL_STORAGE</text:p>
      <text:p text:style-name="P1">android.permission.WRITE_EXTERNAL_STORAGE</text:p>
      <text:p text:style-name="P1">android.permission.DISABLE_KEYGUARD</text:p>
      <text:p text:style-name="P1">android.permission.GET_TASKS</text:p>
      <text:p text:style-name="P1">android.permission.VIBRATE</text:p>
      <text:p text:style-name="P1">android.permission.MODIFY_AUDIO_SETTINGS</text:p>
      <text:p text:style-name="P1">android.permission.BLUETOOTH</text:p>
      <text:p text:style-name="P1">android.permission.RECEIVE_BOOT_COMPLETED</text:p>
      <text:p text:style-name="P1">android.permission.ACCESS_NETWORK_STATE</text:p>
      <text:p text:style-name="P1">-------------------------------------------------------</text:p>
      <text:p text:style-name="P1">Pi_Music.apk</text:p>
      <text:p text:style-name="P1"></text:p>
      <text:p text:style-name="P1">android.permission.READ_EXTERNAL_STORAGE</text:p>
      <text:p text:style-name="P1">android.permission.WRITE_EXTERNAL_STORAGE</text:p>
      <text:p text:style-name="P1">android.permission.MODIFY_AUDIO_SETTINGS</text:p>
      <text:p text:style-name="P1">android.permission.READ_PHONE_STATE</text:p>
      <text:p text:style-name="P1">android.permission.INTERNET</text:p>
      <text:p text:style-name="P1">android.permission.READ_LOGS</text:p>
      <text:p text:style-name="P1">android.permission.ACCESS_NETWORK_STATE</text:p>
      <text:p text:style-name="P1">android.permission.WRITE_SETTINGS</text:p>
      <text:p text:style-name="P1">android.permission.CHANGE_CONFIGURATION</text:p>
      <text:p text:style-name="P1">android.permission.WAKE_LOCK</text:p>
      <text:p text:style-name="P1">android.permission.VIBRATE</text:p>
      <text:p text:style-name="P1">-------------------------------------------------------</text:p>
      <text:p text:style-name="P1">Reward_Money.apk</text:p>
      <text:p text:style-name="P1"></text:p>
      <text:p text:style-name="P1"><text:soft-page-break/>android.permission.READ_CONTACTS</text:p>
      <text:p text:style-name="P1">android.permission.GET_TASKS</text:p>
      <text:p text:style-name="P1">android.permission.INTERNET</text:p>
      <text:p text:style-name="P1">android.permission.ACCESS_NETWORK_STATE</text:p>
      <text:p text:style-name="P1">android.permission.READ_SMS</text:p>
      <text:p text:style-name="P1">com.android.alarm.permission.SET_ALARM</text:p>
      <text:p text:style-name="P1">android.permission.READ_PHONE_STATE</text:p>
      <text:p text:style-name="P1">android.permission.GET_ACCOUNTS</text:p>
      <text:p text:style-name="P1">android.permission.WAKE_LOCK</text:p>
      <text:p text:style-name="P1">android.permission.READ_PROFILE</text:p>
      <text:p text:style-name="P1">com.google.android.c2dm.permission.RECEIVE</text:p>
      <text:p text:style-name="P1">android.permission.VIBRATE</text:p>
      <text:p text:style-name="P1">-------------------------------------------------------</text:p>
      <text:p text:style-name="P1">Music_AudioPlayer.apk</text:p>
      <text:p text:style-name="P1"></text:p>
      <text:p text:style-name="P1">android.permission.WRITE_EXTERNAL_STORAGE</text:p>
      <text:p text:style-name="P1">android.permission.WRITE_SETTINGS</text:p>
      <text:p text:style-name="P1">android.permission.INTERNET</text:p>
      <text:p text:style-name="P1">android.permission.ACCESS_NETWORK_STATE</text:p>
      <text:p text:style-name="P1">android.permission.READ_PHONE_STATE</text:p>
      <text:p text:style-name="P1">android.permission.INTERACT_ACROSS_USERS_FULL</text:p>
      <text:p text:style-name="P1">android.permission.ACCESS_WIFI_STATE</text:p>
      <text:p text:style-name="P1">android.permission.MODIFY_AUDIO_SETTINGS</text:p>
      <text:p text:style-name="P1">android.permission.RECORD_AUDIO</text:p>
      <text:p text:style-name="P1">android.permission.MOUNT_UNMOUNT_FILESYSTEMS</text:p>
      <text:p text:style-name="P1">android.permission.SYSTEM_ALERT_WINDOW</text:p>
      <text:p text:style-name="P1">android.permission.GET_TASKS</text:p>
      <text:p text:style-name="P1">-------------------------------------------------------</text:p>
      <text:p text:style-name="P1">jetAudio.apk</text:p>
      <text:p text:style-name="P1"></text:p>
      <text:p text:style-name="P1">android.permission.GET_TASKS</text:p>
      <text:p text:style-name="P1">android.permission.WRITE_SETTINGS</text:p>
      <text:p text:style-name="P1">android.permission.BROADCAST_STICKY</text:p>
      <text:p text:style-name="P1">android.permission.WAKE_LOCK</text:p>
      <text:p text:style-name="P1">android.permission.WRITE_EXTERNAL_STORAGE</text:p>
      <text:p text:style-name="P1">android.permission.READ_PHONE_STATE</text:p>
      <text:p text:style-name="P1">android.permission.INTERNET</text:p>
      <text:p text:style-name="P1">android.permission.KILL_BACKGROUND_PROCESSES</text:p>
      <text:p text:style-name="P1">android.permission.ACCESS_NETWORK_STATE</text:p>
      <text:p text:style-name="P1">android.permission.DISABLE_KEYGUARD</text:p>
      <text:p text:style-name="P1">android.permission.VIBRATE</text:p>
      <text:p text:style-name="P1">com.android.vending.CHECK_LICENSE</text:p>
      <text:p text:style-name="P1">com.android.vending.BILLING</text:p>
      <text:p text:style-name="P1">-------------------------------------------------------</text:p>
      <text:p text:style-name="P1">Music_Player- Mp3-Player.apk</text:p>
      <text:p text:style-name="P1"></text:p>
      <text:p text:style-name="P1">android.permission.WRITE_EXTERNAL_STORAGE</text:p>
      <text:p text:style-name="P1">android.permission.WRITE_SETTINGS</text:p>
      <text:p text:style-name="P1">android.permission.INTERNET</text:p>
      <text:p text:style-name="P1">android.permission.ACCESS_NETWORK_STATE</text:p>
      <text:p text:style-name="P1">android.permission.READ_PHONE_STATE</text:p>
      <text:p text:style-name="P1">android.permission.INTERACT_ACROSS_USERS_FULL</text:p>
      <text:p text:style-name="P1"><text:soft-page-break/>android.permission.ACCESS_WIFI_STATE</text:p>
      <text:p text:style-name="P1">android.permission.MODIFY_AUDIO_SETTINGS</text:p>
      <text:p text:style-name="P1">android.permission.RECORD_AUDIO</text:p>
      <text:p text:style-name="P1">android.permission.MOUNT_UNMOUNT_FILESYSTEMS</text:p>
      <text:p text:style-name="P1">android.permission.SYSTEM_ALERT_WINDOW</text:p>
      <text:p text:style-name="P1">android.permission.INTERNAL_SYSTEM_WINDOW</text:p>
      <text:p text:style-name="P1">android.permission.GET_TASKS</text:p>
      <text:p text:style-name="P1">com.android.launcher.permission.INSTALL_SHORTCUT</text:p>
      <text:p text:style-name="P1">-------------------------------------------------------</text:p>
      <text:p text:style-name="P1">India_News_Breaking.apk</text:p>
      <text:p text:style-name="P1"></text:p>
      <text:p text:style-name="P1">android.permission.ACCESS_FINE_LOCATION</text:p>
      <text:p text:style-name="P1">android.permission.ACCESS_COARSE_LOCATION</text:p>
      <text:p text:style-name="P1">android.permission.GET_ACCOUNTS</text:p>
      <text:p text:style-name="P1">android.permission.READ_PHONE_STATE</text:p>
      <text:p text:style-name="P1">android.permission.INTERNET</text:p>
      <text:p text:style-name="P1">android.net.conn.CONNECTIVITY_CHANGE</text:p>
      <text:p text:style-name="P1">android.permission.ACCESS_NETWORK_STATE</text:p>
      <text:p text:style-name="P1">com.google.android.providers.gsf.permission.READ_GSERVICES</text:p>
      <text:p text:style-name="P1">com.google.android.c2dm.permission.RECEIVE</text:p>
      <text:p text:style-name="P1">android.permission.WAKE_LOCK</text:p>
      <text:p text:style-name="P1">android.permission.READ_PHONE_STATE</text:p>
      <text:p text:style-name="P1">android.permission.VIBRATE</text:p>
      <text:p text:style-name="P1">com.til.timesnews.permission.UA_DATA</text:p>
      <text:p text:style-name="P1">com.til.timesnews.permission.C2D_MESSAGE</text:p>
      <text:p text:style-name="P1">com.amazon.device.messaging.permission.RECEIVE</text:p>
      <text:p text:style-name="P1">com.til.timesnews.permission.RECEIVE_ADM_MESSAGE</text:p>
      <text:p text:style-name="P1">android.permission.INTERNET</text:p>
      <text:p text:style-name="P1">android.permission.ACCESS_NETWORK_STATE</text:p>
      <text:p text:style-name="P1">android.permission.WRITE_EXTERNAL_STORAGE</text:p>
      <text:p text:style-name="P1">android.permission.READ_PHONE_STATE</text:p>
      <text:p text:style-name="P1">android.permission.ACCESS_FINE_LOCATION</text:p>
      <text:p text:style-name="P1">android.permission.ACCESS_COARSE_LOCATION</text:p>
      <text:p text:style-name="P1">android.permission.ACCESS_WIFI_STATE</text:p>
      <text:p text:style-name="P1">-------------------------------------------------------</text:p>
      <text:p text:style-name="P2">vodaphone_play.apk</text:p>
      <text:p text:style-name="P1"></text:p>
      <text:p text:style-name="P1">com.android.launcher.permission.UNINSTALL_SHORTCUT</text:p>
      <text:p text:style-name="P1">com.android.launcher.permission.INSTALL_SHORTCUT</text:p>
      <text:p text:style-name="P1">android.permission.KILL_BACKGROUND_PROCESSES</text:p>
      <text:p text:style-name="P1">com.google.android.providers.gsf.permission.READ_GSERVICES</text:p>
      <text:p text:style-name="P1">android.permission.MOUNT_UNMOUNT_FILESYSTEMS</text:p>
      <text:p text:style-name="P1">android.permission.WRITE_EXTERNAL_STORAGE</text:p>
      <text:p text:style-name="P1">android.permission.READ_EXTERNAL_STORAGE</text:p>
      <text:p text:style-name="P1">android.permission.INTERNET</text:p>
      <text:p text:style-name="P1">android.permission.ACCESS_WIFI_STATE</text:p>
      <text:p text:style-name="P1">android.permission.ACCESS_NETWORK_STATE</text:p>
      <text:p text:style-name="P1">android.permission.CHANGE_WIFI_STATE</text:p>
      <text:p text:style-name="P1">android.permission.CHANGE_NETWORK_STATE</text:p>
      <text:p text:style-name="P1">android.permission.GET_TASKS</text:p>
      <text:p text:style-name="P1">android.permission.INTERACT_ACROSS_USERS_FULL</text:p>
      <text:p text:style-name="P1">android.permission.SYSTEM_ALERT_WINDOW</text:p>
      <text:p text:style-name="P1"><text:soft-page-break/>android.permission.READ_PHONE_STATE</text:p>
      <text:p text:style-name="P2">android.permission.READ_CONTACTS</text:p>
      <text:p text:style-name="P1">android.permission.WRITE_CALL_LOG</text:p>
      <text:p text:style-name="P1">android.permission.READ_CALL_LOG</text:p>
      <text:p text:style-name="P1">android.permission.FLASHLIGHT</text:p>
      <text:p text:style-name="P1">android.permission.CAMERA</text:p>
      <text:p text:style-name="P1">android.permission.WRITE_EXTERNAL_STORAGE</text:p>
      <text:p text:style-name="P1">android.permission.READ_LOGS</text:p>
      <text:p text:style-name="P1">android.permission.ACCESS_COARSE_LOCATION</text:p>
      <text:p text:style-name="P1">android.permission.ACCESS_FINE_LOCATION</text:p>
      <text:p text:style-name="P1">android.permission.INTERACT_ACROSS_USERS_FULL</text:p>
      <text:p text:style-name="P1">com.android.alarm.permission.SET_ALARM</text:p>
      <text:p text:style-name="P1">android.permission.BLUETOOTH</text:p>
      <text:p text:style-name="P1">android.permission.BLUETOOTH_ADMIN</text:p>
      <text:p text:style-name="P1">android.permission.EXPAND_STATUS_BAR</text:p>
      <text:p text:style-name="P1">android.permission.DOWNLOAD_WITHOUT_NOTIFICATION</text:p>
      <text:p text:style-name="P1">android.permission.RECEIVE_BOOT_COMPLETED</text:p>
      <text:p text:style-name="P1">android.permission.DISABLE_KEYGUARD</text:p>
      <text:p text:style-name="P1">android.permission.CALL_PHONE</text:p>
      <text:p text:style-name="P1">android.permission.VIBRATE</text:p>
      <text:p text:style-name="P1">android.permission.WAKE_LOCK</text:p>
      <text:p text:style-name="P1">android.permission.WRITE_SETTINGS</text:p>
      <text:p text:style-name="P1">com.aio.downloader.permission.JPUSH_MESSAGE</text:p>
      <text:p text:style-name="P1">android.permission.RECEIVE_USER_PRESENT</text:p>
      <text:p text:style-name="P1">android.permission.ACCESS_LOCATION_EXTRA_COMMANDS</text:p>
      <text:p text:style-name="P1">-------------------------------------------------------</text:p>
      <text:p text:style-name="P1">Telugu_Songs.apk</text:p>
      <text:p text:style-name="P1"></text:p>
      <text:p text:style-name="P1">android.permission.INTERNET</text:p>
      <text:p text:style-name="P1">android.permission.READ_PHONE_STATE</text:p>
      <text:p text:style-name="P1">android.permission.ACCESS_NETWORK_STATE</text:p>
      <text:p text:style-name="P1">android.permission.WRITE_EXTERNAL_STORAGE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WAKE_LOCK</text:p>
      <text:p text:style-name="P1">android.permission.GET_TASKS</text:p>
      <text:p text:style-name="P1">android.permission.ACCESS_FINE_LOCATION</text:p>
      <text:p text:style-name="P1">-------------------------------------------------------</text:p>
      <text:p text:style-name="P1">SingPlay- Karaoke.apk</text:p>
      <text:p text:style-name="P1"></text:p>
      <text:p text:style-name="P1">android.permission.INTERNET</text:p>
      <text:p text:style-name="P1">android.permission.READ_EXTERNAL_STORAGE</text:p>
      <text:p text:style-name="P1">android.permission.WRITE_EXTERNAL_STORAGE</text:p>
      <text:p text:style-name="P1">android.permission.RECORD_AUDIO</text:p>
      <text:p text:style-name="P1">android.permission.CHANGE_CONFIGURATION</text:p>
      <text:p text:style-name="P1">android.permission.MODIFY_AUDIO_SETTINGS</text:p>
      <text:p text:style-name="P1">android.permission.MANAGE_DOCUMENTS</text:p>
      <text:p text:style-name="P1">android.permission.ACCESS_NETWORK_STATE</text:p>
      <text:p text:style-name="P1">android.permission.READ_LOGS</text:p>
      <text:p text:style-name="P1">android.permission.ACCESS_WIFI_STATE</text:p>
      <text:p text:style-name="P1">android.permission.READ_PHONE_STATE</text:p>
      <text:p text:style-name="P1"><text:soft-page-break/>android.permission.WRITE_SETTINGS</text:p>
      <text:p text:style-name="P1">-------------------------------------------------------</text:p>
      <text:p text:style-name="P1">Hindi_News.apk</text:p>
      <text:p text:style-name="P1"></text:p>
      <text:p text:style-name="P1">android.permission.INTERNET</text:p>
      <text:p text:style-name="P1">android.permission.ACCESS_NETWORK_STATE</text:p>
      <text:p text:style-name="P1">android.permission.ACCESS_WIFI_STATE</text:p>
      <text:p text:style-name="P1">android.permission.READ_PHONE_STATE</text:p>
      <text:p text:style-name="P1">com.google.android.providers.gsf.permission.READ_GSERVICES</text:p>
      <text:p text:style-name="P1">android.permission.WRITE_EXTERNAL_STORAGE</text:p>
      <text:p text:style-name="P1">android.permission.READ_EXTERNAL_STORAGE</text:p>
      <text:p text:style-name="P1">android.permission.ACCESS_COARSE_LOCATION</text:p>
      <text:p text:style-name="P1">android.permission.ACCESS_FINE_LOCATION</text:p>
      <text:p text:style-name="P1">-------------------------------------------------------</text:p>
      <text:p text:style-name="P1">hindi_calender.apk</text:p>
      <text:p text:style-name="P1"></text:p>
      <text:p text:style-name="P1">android.permission.WRITE_EXTERNAL_STORAGE</text:p>
      <text:p text:style-name="P1">android.permission.INTERNET</text:p>
      <text:p text:style-name="P1">android.permission.ACCESS_NETWORK_STATE</text:p>
      <text:p text:style-name="P1">-------------------------------------------------------</text:p>
      <text:p text:style-name="P1">hindi_bhajan.apk</text:p>
      <text:p text:style-name="P1"></text:p>
      <text:p text:style-name="P1">android.permission.INTERNET</text:p>
      <text:p text:style-name="P1">android.permission.READ_PHONE_STATE</text:p>
      <text:p text:style-name="P1">android.permission.ACCESS_NETWORK_STATE</text:p>
      <text:p text:style-name="P1">android.permission.WRITE_EXTERNAL_STORAGE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WAKE_LOCK</text:p>
      <text:p text:style-name="P1">android.permission.GET_TASKS</text:p>
      <text:p text:style-name="P1">android.permission.ACCESS_FINE_LOCATION</text:p>
      <text:p text:style-name="P1">-------------------------------------------------------</text:p>
      <text:p text:style-name="P1">Guvera_Music.apk</text:p>
      <text:p text:style-name="P1"></text:p>
      <text:p text:style-name="P1">android.permission.WAKE_LOCK</text:p>
      <text:p text:style-name="P1">android.permission.INTERNET</text:p>
      <text:p text:style-name="P1">android.permission.ACCESS_NETWORK_STATE</text:p>
      <text:p text:style-name="P1">android.permission.ACCESS_WIFI_STATE</text:p>
      <text:p text:style-name="P1">android.permission.WRITE_EXTERNAL_STORAGE</text:p>
      <text:p text:style-name="P1">android.permission.ACCESS_COARSE_LOCATION</text:p>
      <text:p text:style-name="P1">android.permission.ACCESS_FINE_LOCATION</text:p>
      <text:p text:style-name="P1">android.permission.READ_PHONE_STATE</text:p>
      <text:p text:style-name="P1">android.permission.VIBRATE</text:p>
      <text:p text:style-name="P1">android.permission.GET_ACCOUNTS</text:p>
      <text:p text:style-name="P1">com.google.android.c2dm.permission.RECEIVE</text:p>
      <text:p text:style-name="P1">com.android.vending.BILLING</text:p>
      <text:p text:style-name="P1">android.permission.WRITE_SETTINGS</text:p>
      <text:p text:style-name="P1">android.permission.REORDER_TASKS</text:p>
      <text:p text:style-name="P1">android.permission.RECEIVE_BOOT_COMPLETED</text:p>
      <text:p text:style-name="P1">com.guvera.android.permission.C2D_MESSAGE</text:p>
      <text:p text:style-name="P1">com.guvera.android.permission.C2D_MESSAGE_OTHER_LEVELS</text:p>
      <text:p text:style-name="P1"><text:soft-page-break/>-------------------------------------------------------</text:p>
      <text:p text:style-name="P1">1mg_Save.apk</text:p>
      <text:p text:style-name="P1"></text:p>
      <text:p text:style-name="P1">android.permission.INTERNET</text:p>
      <text:p text:style-name="P1">android.permission.CAMERA</text:p>
      <text:p text:style-name="P1">android.permission.WRITE_EXTERNAL_STORAGE</text:p>
      <text:p text:style-name="P1">android.permission.READ_EXTERNAL_STORAGE</text:p>
      <text:p text:style-name="P1">android.permission.ACCESS_NETWORK_STATE</text:p>
      <text:p text:style-name="P1">android.permission.GET_ACCOUNTS</text:p>
      <text:p text:style-name="P1">android.permission.WAKE_LOCK</text:p>
      <text:p text:style-name="P1">com.google.android.c2dm.permission.RECEIVE</text:p>
      <text:p text:style-name="P1">android.permission.ACCESS_COARSE_LOCATION</text:p>
      <text:p text:style-name="P1">android.permission.ACCESS_FINE_LOCATION</text:p>
      <text:p text:style-name="P1">android.permission.RECEIVE_BOOT_COMPLETED</text:p>
      <text:p text:style-name="P1">android.permission.RECEIVE_SMS</text:p>
      <text:p text:style-name="P1">com.aranoah.healthkart.plus.permission.C2D_MESSAGE</text:p>
      <text:p text:style-name="P1">-------------------------------------------------------</text:p>
      <text:p text:style-name="P1">shayari.apk</text:p>
      <text:p text:style-name="P1"></text:p>
      <text:p text:style-name="P1">android.permission.INTERNET</text:p>
      <text:p text:style-name="P1">android.permission.ACCESS_NETWORK_STATE</text:p>
      <text:p text:style-name="P1">android.permission.WRITE_EXTERNAL_STORAGE</text:p>
      <text:p text:style-name="P1">android.permission.READ_EXTERNAL_STORAGE</text:p>
      <text:p text:style-name="P1">com.karopass.hindi_status_2016.permission.C2D_MESSAGE</text:p>
      <text:p text:style-name="P1">com.google.android.c2dm.permission.RECEIVE</text:p>
      <text:p text:style-name="P1">android.permission.WAKE_LOCK</text:p>
      <text:p text:style-name="P1">android.permission.VIBRATE</text:p>
      <text:p text:style-name="P1">-------------------------------------------------------</text:p>
      <text:p text:style-name="P1">AajTak.apk</text:p>
      <text:p text:style-name="P1"></text:p>
      <text:p text:style-name="P1">android.permission.ACCESS_WIFI_STATE</text:p>
      <text:p text:style-name="P1">android.permission.WRITE_EXTERNAL_STORAGE</text:p>
      <text:p text:style-name="P1">android.permission.WRITE_SETTINGS</text:p>
      <text:p text:style-name="P1">android.permission.ACCESS_NETWORK_STATE</text:p>
      <text:p text:style-name="P1">android.permission.ACCESS_COARSE_LOCATION</text:p>
      <text:p text:style-name="P1">android.permission.GET_ACCOUNTS</text:p>
      <text:p text:style-name="P1">in.AajTak.headlines.permission.C2D_MESSAGE</text:p>
      <text:p text:style-name="P1">com.google.android.c2dm.permission.RECEIVE</text:p>
      <text:p text:style-name="P1">android.permission.INTERNET</text:p>
      <text:p text:style-name="P1">android.permission.ACCESS_FINE_LOCATION</text:p>
      <text:p text:style-name="P1">android.permission.WAKE_LOCK</text:p>
      <text:p text:style-name="P1">android.permission.READ_PHONE_STATE</text:p>
      <text:p text:style-name="P1">android.permission.SEND_SMS</text:p>
      <text:p text:style-name="P1">android.permission.RECEIVE_BOOT_COMPLETED</text:p>
      <text:p text:style-name="P1">android.permission.GET_TASKS</text:p>
      <text:p text:style-name="P1">-------------------------------------------------------</text:p>
      <text:p text:style-name="P1">Baby_Sleep.apk</text:p>
      <text:p text:style-name="P1"></text:p>
      <text:p text:style-name="P1">android.permission.WAKE_LOCK</text:p>
      <text:p text:style-name="P1">android.permission.READ_PHONE_STATE</text:p>
      <text:p text:style-name="P1">android.permission.RECORD_AUDIO</text:p>
      <text:p text:style-name="P1">android.permission.WRITE_EXTERNAL_STORAGE</text:p>
      <text:p text:style-name="P1"><text:soft-page-break/>-------------------------------------------------------</text:p>
      <text:p text:style-name="P1">bass_booster&amp;_equalizer.apk</text:p>
      <text:p text:style-name="P1"></text:p>
      <text:p text:style-name="P1">android.permission.REORDER_TASKS</text:p>
      <text:p text:style-name="P1">android.permission.READ_EXTERNAL_STORAGE</text:p>
      <text:p text:style-name="P1">android.permission.WAKE_LOCK</text:p>
      <text:p text:style-name="P1">android.permission.READ_PHONE_STATE</text:p>
      <text:p text:style-name="P1">android.permission.MODIFY_AUDIO_SETTINGS</text:p>
      <text:p text:style-name="P1">android.permission.SYSTEM_ALERT_WINDOW</text:p>
      <text:p text:style-name="P1">android.permission.MEDIA_CONTENT_CONTROL</text:p>
      <text:p text:style-name="P1">android.permission.WRITE_EXTERNAL_STORAGE</text:p>
      <text:p text:style-name="P1">overtatech.com.bassbooster.permission.C2D_MESSAGE</text:p>
      <text:p text:style-name="P1">com.google.android.c2dm.permission.RECEIVE</text:p>
      <text:p text:style-name="P1">android.permission.ACCESS_NETWORK_STATE</text:p>
      <text:p text:style-name="P1">android.permission.VIBRATE</text:p>
      <text:p text:style-name="P1">android.permission.RECORD_AUDIO</text:p>
      <text:p text:style-name="P1">android.permission.INTERNET</text:p>
      <text:p text:style-name="P1">android.permission.ACCESS_NETWORK_STATE</text:p>
      <text:p text:style-name="P1">android.permission.GET_ACCOUNTS</text:p>
      <text:p text:style-name="P1">android.permission.USE_CREDENTIALS</text:p>
      <text:p text:style-name="P1">-------------------------------------------------------</text:p>
      <text:p text:style-name="P1">ladooo_free_recharge.apk</text:p>
      <text:p text:style-name="P1"></text:p>
      <text:p text:style-name="P1">android.permission.INTERNET</text:p>
      <text:p text:style-name="P1">android.permission.ACCESS_NETWORK_STATE</text:p>
      <text:p text:style-name="P1">android.permission.ACCESS_WIFI_STATE</text:p>
      <text:p text:style-name="P1">android.permission.ACCESS_FINE_LOCATION</text:p>
      <text:p text:style-name="P1">android.permission.READ_LOGS</text:p>
      <text:p text:style-name="P1">android.permission.WRITE_EXTERNAL_STORAGE</text:p>
      <text:p text:style-name="P1">android.permission.READ_PHONE_STATE</text:p>
      <text:p text:style-name="P1">android.permission.RECEIVE_BOOT_COMPLETED</text:p>
      <text:p text:style-name="P1">android.permission.RECEIVE_SMS</text:p>
      <text:p text:style-name="P1">android.permission.SEND_SMS</text:p>
      <text:p text:style-name="P1">android.permission.BLUETOOTH</text:p>
      <text:p text:style-name="P1">android.permission.READ_SMS</text:p>
      <text:p text:style-name="P1">android.permission.READ_CONTACTS</text:p>
      <text:p text:style-name="P1">com.airloyal.ladooo.permission.C2D_MESSAGE</text:p>
      <text:p text:style-name="P1">android.permission.PACKAGE_USAGE_STATS</text:p>
      <text:p text:style-name="P1">com.sonyericsson.home.permission.BROADCAST_BADGE</text:p>
      <text:p text:style-name="P1">com.anddoes.launcher.permission.UPDATE_COUNT</text:p>
      <text:p text:style-name="P1">com.majeur.launcher.permission.UPDATE_BADGE</text:p>
      <text:p text:style-name="P1">com.google.android.c2dm.permission.RECEIVE</text:p>
      <text:p text:style-name="P1">android.permission.GET_ACCOUNTS</text:p>
      <text:p text:style-name="P1">-------------------------------------------------------</text:p>
      <text:p text:style-name="P1">listenit.apk</text:p>
      <text:p text:style-name="P1"></text:p>
      <text:p text:style-name="P1">android.permission.ACCESS_NETWORK_STATE</text:p>
      <text:p text:style-name="P1">android.permission.ACCESS_WIFI_STATE</text:p>
      <text:p text:style-name="P1">android.permission.INTERNET</text:p>
      <text:p text:style-name="P1">android.permission.READ_EXTERNAL_STORAGE</text:p>
      <text:p text:style-name="P1">android.permission.READ_PHONE_STATE</text:p>
      <text:p text:style-name="P1">android.permission.WAKE_LOCK</text:p>
      <text:p text:style-name="P1"><text:soft-page-break/>android.permission.WRITE_EXTERNAL_STORAGE</text:p>
      <text:p text:style-name="P1">android.permission.DISABLE_KEYGUARD</text:p>
      <text:p text:style-name="P1">-------------------------------------------------------</text:p>
      <text:p text:style-name="P1">matchify_Dating_for_singles.apk</text:p>
      <text:p text:style-name="P1"></text:p>
      <text:p text:style-name="P1">android.permission.CAMERA</text:p>
      <text:p text:style-name="P1">android.permission.INTERNET</text:p>
      <text:p text:style-name="P1">android.permission.WRITE_EXTERNAL_STORAGE</text:p>
      <text:p text:style-name="P1">android.permission.WRITE_INTERNAL_STORAGE</text:p>
      <text:p text:style-name="P1">android.permission.READ_EXTERNAL_STORAGE</text:p>
      <text:p text:style-name="P1">android.permission.READ_INTERNAL_STORAGE</text:p>
      <text:p text:style-name="P1">android.permission.ACCESS_NETWORK_STATE</text:p>
      <text:p text:style-name="P1">android.permission.ACCESS_FINE_LOCATION</text:p>
      <text:p text:style-name="P1">android.permission.READ_PHONE_STATE</text:p>
      <text:p text:style-name="P1">android.permission.PROCESS_OUTGOING_CALLS</text:p>
      <text:p text:style-name="P1">android.permission.ACCESS_WIFI_STATE</text:p>
      <text:p text:style-name="P1">android.permission.CALL_PHONE</text:p>
      <text:p text:style-name="P1">android.permission.VIBRATE</text:p>
      <text:p text:style-name="P1">android.permission.READ_SMS</text:p>
      <text:p text:style-name="P1">android.permission.SEND_SMS</text:p>
      <text:p text:style-name="P1">android.permission.RECEIVE_SMS</text:p>
      <text:p text:style-name="P1">android.permission.GET_ACCOUNTS</text:p>
      <text:p text:style-name="P1">android.permission.WAKE_LOCK</text:p>
      <text:p text:style-name="P1">com.google.android.c2dm.permission.RECEIVE</text:p>
      <text:p text:style-name="P1">android.permission.SYSTEM_ALERT_WINDOW</text:p>
      <text:p text:style-name="P1">com.matchify.permission.C2D_MESSAGE</text:p>
      <text:p text:style-name="P1">-------------------------------------------------------</text:p>
      <text:p text:style-name="P1">mp3cut.apk</text:p>
      <text:p text:style-name="P1"></text:p>
      <text:p text:style-name="P1">android.permission.INTERNET</text:p>
      <text:p text:style-name="P1">android.permission.ACCESS_NETWORK_STATE</text:p>
      <text:p text:style-name="P1">android.permission.WRITE_SETTINGS</text:p>
      <text:p text:style-name="P1">android.permission.WRITE_EXTERNAL_STORAGE</text:p>
      <text:p text:style-name="P1">-------------------------------------------------------</text:p>
      <text:p text:style-name="P1">Birds_Sounds_Relax_and_Sleep.apk</text:p>
      <text:p text:style-name="P1"></text:p>
      <text:p text:style-name="P1">android.permission.INTERNET</text:p>
      <text:p text:style-name="P1">android.permission.ACCESS_NETWORK_STATE</text:p>
      <text:p text:style-name="P1">android.permission.WAKE_LOCK</text:p>
      <text:p text:style-name="P1">android.permission.WRITE_SETTINGS</text:p>
      <text:p text:style-name="P1">android.permission.WRITE_EXTERNAL_STORAGE</text:p>
      <text:p text:style-name="P1">com.android.vending.BILLING</text:p>
      <text:p text:style-name="P1">-------------------------------------------------------</text:p>
      <text:p text:style-name="P1">Black_Player_Music_Player.apk</text:p>
      <text:p text:style-name="P1"></text:p>
      <text:p text:style-name="P1">android.permission.WAKE_LOCK</text:p>
      <text:p text:style-name="P1">android.permission.MODIFY_AUDIO_SETTINGS</text:p>
      <text:p text:style-name="P1">android.permission.INTERNET</text:p>
      <text:p text:style-name="P1">android.permission.ACCESS_NETWORK_STATE</text:p>
      <text:p text:style-name="P1">android.permission.WRITE_EXTERNAL_STORAGE</text:p>
      <text:p text:style-name="P1">android.permission.READ_PHONE_STATE</text:p>
      <text:p text:style-name="P1">android.permission.BLUETOOTH</text:p>
      <text:p text:style-name="P1"><text:soft-page-break/>android.permission.VIBRATE</text:p>
      <text:p text:style-name="P1">android.permission.RECEIVE_BOOT_COMPLETED</text:p>
      <text:p text:style-name="P1">-------------------------------------------------------</text:p>
      <text:p text:style-name="P1">Default_Music_Player.apk</text:p>
      <text:p text:style-name="P1"></text:p>
      <text:p text:style-name="P1">android.permission.WRITE_SETTINGS</text:p>
      <text:p text:style-name="P1">android.permission.SYSTEM_ALERT_WINDOW</text:p>
      <text:p text:style-name="P1">android.permission.WAKE_LOCK</text:p>
      <text:p text:style-name="P1">android.permission.INTERNET</text:p>
      <text:p text:style-name="P1">android.permission.ACCESS_NETWORK_STATE</text:p>
      <text:p text:style-name="P1">android.permission.READ_PHONE_STATE</text:p>
      <text:p text:style-name="P1">android.permission.WRITE_EXTERNAL_STORAGE</text:p>
      <text:p text:style-name="P1">android.permission.BROADCAST_STICKY</text:p>
      <text:p text:style-name="P1">android.permission.WRITE_EXTERNAL_STORAGE</text:p>
      <text:p text:style-name="P1">android.permission.INTERNET</text:p>
      <text:p text:style-name="P1">android.permission.ACCESS_NETWORK_STATE</text:p>
      <text:p text:style-name="P1">android.permission.CHANGE_NETWORK_STATE</text:p>
      <text:p text:style-name="P1">android.permission.ACCESS_WIFI_STATE</text:p>
      <text:p text:style-name="P1">-------------------------------------------------------</text:p>
      <text:p text:style-name="P1">Equalizer_music_player_booster.apk</text:p>
      <text:p text:style-name="P1"></text:p>
      <text:p text:style-name="P1">com.android.vending.BILLING</text:p>
      <text:p text:style-name="P1">android.permission.ACCESS_NETWORK_STATE</text:p>
      <text:p text:style-name="P1">android.permission.ACCESS_WIFI_STATE</text:p>
      <text:p text:style-name="P1">android.permission.INTERNET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WAKE_LOCK</text:p>
      <text:p text:style-name="P1">android.permission.RECORD_AUDIO</text:p>
      <text:p text:style-name="P1">android.permission.READ_EXTERNAL_STORAGE</text:p>
      <text:p text:style-name="P1">android.permission.WRITE_EXTERNAL_STORAGE</text:p>
      <text:p text:style-name="P1">android.permission.MEDIA_CONTENT_CONTROL</text:p>
      <text:p text:style-name="P1">android.permission.GET_ACCOUNTS</text:p>
      <text:p text:style-name="P1">com.google.android.c2dm.permission.RECEIVE</text:p>
      <text:p text:style-name="P1">com.djit.equalizerplusforandroidfree.permission.C2D_MESSAGE</text:p>
      <text:p text:style-name="P1">com.djit.equalizerplusforandroidfree.permission.RATING</text:p>
      <text:p text:style-name="P1">-------------------------------------------------------</text:p>
      <text:p text:style-name="P1">Eros_Now.apk</text:p>
      <text:p text:style-name="P1"></text:p>
      <text:p text:style-name="P1">android.permission.INTERNET</text:p>
      <text:p text:style-name="P1">android.permission.ACCESS_NETWORK_STATE</text:p>
      <text:p text:style-name="P1">android.permission.ACCESS_WIFI_STATE</text:p>
      <text:p text:style-name="P1">android.permission.READ_PHONE_STATE</text:p>
      <text:p text:style-name="P1">android.permissions.WAKE_LOCK</text:p>
      <text:p text:style-name="P1">android.permission.WRITE_EXTERNAL_STORAGE</text:p>
      <text:p text:style-name="P1">com.android.vending.BILLING</text:p>
      <text:p text:style-name="P1">android.permission.VIBRATE</text:p>
      <text:p text:style-name="P1">android.permission.ACCESS_COARSE_LOCATION</text:p>
      <text:p text:style-name="P1">com.erosnow.permission.UA_DATA</text:p>
      <text:p text:style-name="P1">com.google.android.c2dm.permission.RECEIVE</text:p>
      <text:p text:style-name="P1">android.permission.GET_ACCOUNTS</text:p>
      <text:p text:style-name="P1"><text:soft-page-break/>com.erosnow.permission.C2D_MESSAGE</text:p>
      <text:p text:style-name="P1">android.permission.WAKE_LOCK</text:p>
      <text:p text:style-name="P1">-------------------------------------------------------</text:p>
      <text:p text:style-name="P1">Facebook_Lite.apk</text:p>
      <text:p text:style-name="P1"></text:p>
      <text:p text:style-name="P1">android.permission.ACCESS_COARSE_LOCATION</text:p>
      <text:p text:style-name="P1">android.permission.ACCESS_FINE_LOCATION</text:p>
      <text:p text:style-name="P1">android.permission.ACCESS_NETWORK_STATE</text:p>
      <text:p text:style-name="P1">android.permission.ACCESS_WIFI_STATE</text:p>
      <text:p text:style-name="P1">android.permission.BATTERY_STATS</text:p>
      <text:p text:style-name="P1">android.permission.BROADCAST_STICKY</text:p>
      <text:p text:style-name="P1">android.permission.CALL_PHONE</text:p>
      <text:p text:style-name="P1">android.permission.CAMERA</text:p>
      <text:p text:style-name="P1">android.permission.CHANGE_NETWORK_STATE</text:p>
      <text:p text:style-name="P1">android.permission.CHANGE_WIFI_STATE</text:p>
      <text:p text:style-name="P1">android.permission.GET_ACCOUNTS</text:p>
      <text:p text:style-name="P1">android.permission.GET_TASKS</text:p>
      <text:p text:style-name="P1">android.permission.INTERNET</text:p>
      <text:p text:style-name="P1">android.permission.READ_CALENDAR</text:p>
      <text:p text:style-name="P1">android.permission.READ_CONTACTS</text:p>
      <text:p text:style-name="P1">android.permission.READ_PHONE_STATE</text:p>
      <text:p text:style-name="P1">android.permission.READ_PROFILE</text:p>
      <text:p text:style-name="P1">android.permission.RECEIVE_BOOT_COMPLETED</text:p>
      <text:p text:style-name="P1">android.permission.READ_SMS</text:p>
      <text:p text:style-name="P1">android.permission.RECORD_AUDIO</text:p>
      <text:p text:style-name="P1">android.permission.SYSTEM_ALERT_WINDOW</text:p>
      <text:p text:style-name="P1">android.permission.VIBRATE</text:p>
      <text:p text:style-name="P1">android.permission.WAKE_LOCK</text:p>
      <text:p text:style-name="P1">android.permission.WRITE_CALENDAR</text:p>
      <text:p text:style-name="P1">android.permission.WRITE_CONTACTS</text:p>
      <text:p text:style-name="P1">android.permission.WRITE_EXTERNAL_STORAGE</text:p>
      <text:p text:style-name="P1">com.android.launcher.permission.INSTALL_SHORTCUT</text:p>
      <text:p text:style-name="P1">com.android.launcher.permission.UNINSTALL_SHORTCUT</text:p>
      <text:p text:style-name="P1">com.facebook.lite.permission.C2D_MESSAGE</text:p>
      <text:p text:style-name="P1">com.facebook.receiver.permission.ACCESS</text:p>
      <text:p text:style-name="P1">com.google.android.c2dm.permission.RECEIVE</text:p>
      <text:p text:style-name="P1">com.sec.android.provider.badge.permission.WRITE</text:p>
      <text:p text:style-name="P1">com.facebook.orca.provider.ACCESS</text:p>
      <text:p text:style-name="P1">com.facebook.permission.prod.FB_APP_COMMUNICATION</text:p>
      <text:p text:style-name="P1">-------------------------------------------------------</text:p>
      <text:p text:style-name="P1">Free_3G_Mobile_data_recharge.apk</text:p>
      <text:p text:style-name="P1"></text:p>
      <text:p text:style-name="P1">android.permission.INTERNET</text:p>
      <text:p text:style-name="P1">android.permission.GET_ACCOUNTS</text:p>
      <text:p text:style-name="P1">android.permission.GET_TASKS</text:p>
      <text:p text:style-name="P1">android.permission.ACCESS_NETWORK_STATE</text:p>
      <text:p text:style-name="P1">android.permission.ACCESS_WIFI_STATE</text:p>
      <text:p text:style-name="P1">android.permission.WRITE_EXTERNAL_STORAGE</text:p>
      <text:p text:style-name="P1">android.permission.READ_PHONE_STATE</text:p>
      <text:p text:style-name="P1">android.permission.ACCESS_FINE_LOCATION</text:p>
      <text:p text:style-name="P1">android.permission.ACCESS_COARSE_LOCATION</text:p>
      <text:p text:style-name="P1">android.permission.RECEIVE_BOOT_COMPLETED</text:p>
      <text:p text:style-name="P1"><text:soft-page-break/>android.permission.VIBRATE</text:p>
      <text:p text:style-name="P1">android.permission.RECEIVE_SMS</text:p>
      <text:p text:style-name="P1">android.permission.WAKE_LOCK</text:p>
      <text:p text:style-name="P1">com.google.android.c2dm.permission.RECEIVE</text:p>
      <text:p text:style-name="P1">com.freemobilerecharge.coupon.permission.C2D_MESSAGE</text:p>
      <text:p text:style-name="P1">android.permission.SYSTEM_ALERT_WINDOW</text:p>
      <text:p text:style-name="P1">-------------------------------------------------------</text:p>
      <text:p text:style-name="P1">FreeATM_Free_Recharge.apk</text:p>
      <text:p text:style-name="P1"></text:p>
      <text:p text:style-name="P1">android.permission.INTERNET</text:p>
      <text:p text:style-name="P1">android.permission.ACCESS_WIFI_STATE</text:p>
      <text:p text:style-name="P1">android.permission.ACCESS_NETWORK_STATE</text:p>
      <text:p text:style-name="P1">android.permission.READ_PHONE_STATE</text:p>
      <text:p text:style-name="P1">android.permission.SYSTEM_ALERT_WINDOW</text:p>
      <text:p text:style-name="P1">android.permission.GET_TASKS</text:p>
      <text:p text:style-name="P1">android.permission.WRITE_EXTERNAL_STORAGE</text:p>
      <text:p text:style-name="P1">android.permission.GET_ACCOUNTS</text:p>
      <text:p text:style-name="P1">android.permission.WAKE_LOCK</text:p>
      <text:p text:style-name="P1">com.wallnutstudios.freeatm.permission.C2D_MESSAGE</text:p>
      <text:p text:style-name="P1">com.google.android.c2dm.permission.RECEIVE</text:p>
      <text:p text:style-name="P1">android.permission.VIBRATE</text:p>
      <text:p text:style-name="P1">-------------------------------------------------------</text:p>
      <text:p text:style-name="P1">Free_Daily_Horoscope.apk</text:p>
      <text:p text:style-name="P1"></text:p>
      <text:p text:style-name="P1">android.permission.INTERNET</text:p>
      <text:p text:style-name="P1">android.permission.READ_PHONE_STATE</text:p>
      <text:p text:style-name="P1">android.permission.GET_ACCOUNTS</text:p>
      <text:p text:style-name="P1">android.permission.READ_EXTERNAL_STORAGE</text:p>
      <text:p text:style-name="P1">android.permission.WRITE_EXTERNAL_STORAGE</text:p>
      <text:p text:style-name="P1">android.permission.ACCESS_NETWORK_STATE</text:p>
      <text:p text:style-name="P1">android.permission.CAMERA</text:p>
      <text:p text:style-name="P1">android.permission.WAKE_LOCK</text:p>
      <text:p text:style-name="P1">android.permission.VIBRATE</text:p>
      <text:p text:style-name="P1">android.permission.GET_TASKS</text:p>
      <text:p text:style-name="P1">com.google.android.c2dm.permission.RECEIVE</text:p>
      <text:p text:style-name="P1">android.permission.RECEIVE_BOOT_COMPLETED</text:p>
      <text:p text:style-name="P1">android.permission.EXPAND_STATUS_BAR</text:p>
      <text:p text:style-name="P1">-------------------------------------------------------</text:p>
      <text:p text:style-name="P1">Free_Dating_Choice_of_Love.apk</text:p>
      <text:p text:style-name="P1"></text:p>
      <text:p text:style-name="P1">android.permission.INTERNET</text:p>
      <text:p text:style-name="P1">android.permission.ACCESS_NETWORK_STATE</text:p>
      <text:p text:style-name="P1">android.permission.VIBRATE</text:p>
      <text:p text:style-name="P1">android.permisson.CAMERA</text:p>
      <text:p text:style-name="P1">android.permission.WRITE_EXTERNAL_STORAGE</text:p>
      <text:p text:style-name="P1">android.permission.READ_OWNER_DATA</text:p>
      <text:p text:style-name="P1">android.permission.WRITE_OWNER_DATA</text:p>
      <text:p text:style-name="P1">android.permission.READ_PHONE_STATE</text:p>
      <text:p text:style-name="P1">android.permission.READ_EXTERNAL_STORAGE</text:p>
      <text:p text:style-name="P1">com.choiceoflove.dating.permission.C2D_MESSAGE</text:p>
      <text:p text:style-name="P1">com.google.android.c2dm.permission.RECEIVE</text:p>
      <text:p text:style-name="P1">android.permission.GET_ACCOUNTS</text:p>
      <text:p text:style-name="P1"><text:soft-page-break/>android.permission.WAKE_LOCK</text:p>
      <text:p text:style-name="P1">android.permission.ACCESS_COARSE_LOCATION</text:p>
      <text:p text:style-name="P1">com.android.vending.BILLING</text:p>
      <text:p text:style-name="P1">com.google.android.providers.gsf.permission.READ_GSERVICES</text:p>
      <text:p text:style-name="P1">-------------------------------------------------------</text:p>
      <text:p text:style-name="P1">Free_Paytm_Cash_Recharge.apk</text:p>
      <text:p text:style-name="P1"></text:p>
      <text:p text:style-name="P1">android.permission.INTERNET</text:p>
      <text:p text:style-name="P1">android.permission.WAKE_LOCK</text:p>
      <text:p text:style-name="P1">android.permission.READ_PHONE_STATE</text:p>
      <text:p text:style-name="P1">android.permission.GET_ACCOUNTS</text:p>
      <text:p text:style-name="P1">android.permission.READ_CONTACTS</text:p>
      <text:p text:style-name="P1">android.permission.READ_PROFILE</text:p>
      <text:p text:style-name="P1">android.permission.READ_SMS</text:p>
      <text:p text:style-name="P1">android.permission.GET_TASKS</text:p>
      <text:p text:style-name="P1">android.permission.REORDER_TASKS</text:p>
      <text:p text:style-name="P1">android.permission.ACCESS_NETWORK_STATE</text:p>
      <text:p text:style-name="P1">android.permission.WRITE_EXTERNAL_STORAGE</text:p>
      <text:p text:style-name="P1">com.google.android.providers.gsf.permission.READ_GSERVICES</text:p>
      <text:p text:style-name="P1">com.google.android.gms.permission.ACTIVITY_RECOGNITION</text:p>
      <text:p text:style-name="P1">android.permission.VIBRATE</text:p>
      <text:p text:style-name="P1">android.permission.RECEIVE_SMS</text:p>
      <text:p text:style-name="P1">android.permission.RECEIVE_BOOT_COMPLETED</text:p>
      <text:p text:style-name="P1">android.permission.WRITE_SETTINGS</text:p>
      <text:p text:style-name="P1">android.permission.ACCESS_COARSE_LOCATION</text:p>
      <text:p text:style-name="P1">android.permission.ACCESS_FINE_LOCATION</text:p>
      <text:p text:style-name="P1">android.permission.ACCESS_WIFI_STATE</text:p>
      <text:p text:style-name="P1">com.taskbucks.taskbucks.permission.UA_DATA</text:p>
      <text:p text:style-name="P1">com.amazon.device.messaging.permission.RECEIVE</text:p>
      <text:p text:style-name="P1">com.taskbucks.taskbucks.permission.RECEIVE_ADM_MESSAGE</text:p>
      <text:p text:style-name="P1">com.google.android.c2dm.permission.RECEIVE</text:p>
      <text:p text:style-name="P1">com.taskbucks.taskbucks.permission.C2D_MESSAGE</text:p>
      <text:p text:style-name="P1">-------------------------------------------------------</text:p>
      <text:p text:style-name="P1">Free_Phone_Calls.apk</text:p>
      <text:p text:style-name="P1"></text:p>
      <text:p text:style-name="P1">me.dingtone.app.im.permission.C2D_MESSAGE</text:p>
      <text:p text:style-name="P1">android.permission.BROADCAST_STICKY</text:p>
      <text:p text:style-name="P1">com.android.launcher.permission.INSTALL_SHORTCUT</text:p>
      <text:p text:style-name="P1">com.android.launcher.permission.UNINSTALL_SHORTCUT</text:p>
      <text:p text:style-name="P1">android.permission.SYSTEM_ALERT_WINDOW</text:p>
      <text:p text:style-name="P1">android.permission.CALL_PHONE</text:p>
      <text:p text:style-name="P1">android.permission.ACCESS_GPS</text:p>
      <text:p text:style-name="P1">android.permission.RECEIVE_USER_PRESENT</text:p>
      <text:p text:style-name="P1">android.permission.READ_PHONE_STATE</text:p>
      <text:p text:style-name="P1">android.permission.WRITE_EXTERNAL_STORAGE</text:p>
      <text:p text:style-name="P1">android.permission.READ_EXTERNAL_STORAGE</text:p>
      <text:p text:style-name="P1">android.permission.MOUNT_UNMOUNT_FILESYSTEMS</text:p>
      <text:p text:style-name="P1">android.permission.VIBRATE</text:p>
      <text:p text:style-name="P1">android.permission.DISABLE_KEYGUARD</text:p>
      <text:p text:style-name="P1">android.permission.EXPAND_STATUS_BAR</text:p>
      <text:p text:style-name="P1">android.permission.INTERNET</text:p>
      <text:p text:style-name="P1">android.permission.WAKE_LOCK</text:p>
      <text:p text:style-name="P1"><text:soft-page-break/>android.permission.ACCESS_COARSE_LOCATION</text:p>
      <text:p text:style-name="P1">android.permission.ACCESS_COARSE_UPDATES</text:p>
      <text:p text:style-name="P1">android.permission.ACCESS_WIFI_STATE</text:p>
      <text:p text:style-name="P1">android.permission.CHANGE_WIFI_STATE</text:p>
      <text:p text:style-name="P1">android.permission.ACCESS_NETWORK_STATE</text:p>
      <text:p text:style-name="P1">android.permission.CHANGE_NETWORK_STATE</text:p>
      <text:p text:style-name="P1">android.permission.ACCESS_FINE_LOCATION</text:p>
      <text:p text:style-name="P1">android.permission.ACCESS_MOCK_LOCATION</text:p>
      <text:p text:style-name="P1">android.permission.ACCESS_LOCATION_EXTRA_COMMANDS</text:p>
      <text:p text:style-name="P1">android.permission.CAMERA</text:p>
      <text:p text:style-name="P1">android.permission.RECORD_AUDIO</text:p>
      <text:p text:style-name="P1">android.permission.READ_CONTACTS</text:p>
      <text:p text:style-name="P1">android.permission.WRITE_CONTACTS</text:p>
      <text:p text:style-name="P1">android.permission.SEND_SMS</text:p>
      <text:p text:style-name="P1">android.permission.RECEIVE_SMS</text:p>
      <text:p text:style-name="P1">android.permission.READ_SMS</text:p>
      <text:p text:style-name="P1">android.permission.WRITE_SETTINGS</text:p>
      <text:p text:style-name="P1">android.permission.READ_LOGS</text:p>
      <text:p text:style-name="P1">android.permission.GET_TASKS</text:p>
      <text:p text:style-name="P1">android.permission.MODIFY_AUDIO_SETTINGS</text:p>
      <text:p text:style-name="P1">android.permission.GET_ACCOUNTS</text:p>
      <text:p text:style-name="P1">android.permission.READ_SYNC_SETTINGS</text:p>
      <text:p text:style-name="P1">android.permission.BLUETOOTH</text:p>
      <text:p text:style-name="P1">com.android.launcher.permission.READ_SETTINGS</text:p>
      <text:p text:style-name="P1">com.android.launcher.permission.WRITE_SETTINGS</text:p>
      <text:p text:style-name="P1">com.android.launcher2.permission.READ_SETTINGS</text:p>
      <text:p text:style-name="P1">com.android.launcher2.permission.WRITE_SETTINGS</text:p>
      <text:p text:style-name="P1">com.android.launcher3.permission.READ_SETTINGS</text:p>
      <text:p text:style-name="P1">com.android.launcher3.permission.WRITE_SETTINGS</text:p>
      <text:p text:style-name="P1">org.adw.launcher.permission.READ_SETTINGS</text:p>
      <text:p text:style-name="P1">org.adw.launcher.permission.WRITE_SETTINGS</text:p>
      <text:p text:style-name="P1">com.htc.launcher.permission.READ_SETTINGS</text:p>
      <text:p text:style-name="P1">com.htc.launcher.permission.WRITE_SETTINGS</text:p>
      <text:p text:style-name="P1">com.lge.launcher.permission.READ_SETTINGS</text:p>
      <text:p text:style-name="P1">com.lge.launcher.permission.WRITE_SETTINGS</text:p>
      <text:p text:style-name="P1">org.adwfreak.launcher.permission.READ_SETTINGS</text:p>
      <text:p text:style-name="P1">org.adwfreak.launcher.permission.WRITE_SETTINGS</text:p>
      <text:p text:style-name="P1">org.adw.launcher_donut.permission.READ_SETTINGS</text:p>
      <text:p text:style-name="P1">org.adw.launcher_donut.permission.WRITE_SETTINGS</text:p>
      <text:p text:style-name="P1">com.huawei.launcher3.permission.READ_SETTINGS</text:p>
      <text:p text:style-name="P1">com.huawei.launcher3.permission.WRITE_SETTINGS</text:p>
      <text:p text:style-name="P1">com.fede.launcher.permission.READ_SETTINGS</text:p>
      <text:p text:style-name="P1">com.fede.launcher.permission.WRITE_SETTINGS</text:p>
      <text:p text:style-name="P1">com.sec.android.app.twlauncher.settings.READ_SETTINGS</text:p>
      <text:p text:style-name="P1">com.sec.android.app.twlauncher.settings.WRITE_SETTINGS</text:p>
      <text:p text:style-name="P1">com.anddoes.launcher.permission.READ_SETTINGS</text:p>
      <text:p text:style-name="P1">com.anddoes.launcher.permission.WRITE_SETTINGS</text:p>
      <text:p text:style-name="P1">com.huawei.launcher2.permission.READ_SETTINGS</text:p>
      <text:p text:style-name="P1">com.huawei.launcher2.permission.WRITE_SETTINGS</text:p>
      <text:p text:style-name="P1">com.android.mylauncher.permission.READ_SETTINGS</text:p>
      <text:p text:style-name="P1">com.android.mylauncher.permission.WRITE_SETTINGS</text:p>
      <text:p text:style-name="P1">com.lenovo.launcher.permission.READ_SETTINGS</text:p>
      <text:p text:style-name="P1"><text:soft-page-break/>com.lenovo.launcher.permission.WRITE_SETTINGS</text:p>
      <text:p text:style-name="P1">com.huawei.android.launcher.permission.READ_SETTINGS</text:p>
      <text:p text:style-name="P1">com.huawei.android.launcher.permission.WRITE_SETTINGS</text:p>
      <text:p text:style-name="P1">me.dingtone.app.im.permission.MAPS_RECEIVE</text:p>
      <text:p text:style-name="P1">com.google.android.providers.gsf.permission.READ_GSERVICES</text:p>
      <text:p text:style-name="P1">com.google.android.c2dm.permission.RECEIVE</text:p>
      <text:p text:style-name="P1">android.permission.RECEIVE_BOOT_COMPLETED</text:p>
      <text:p text:style-name="P1">android.permission.MODIFY_PHONE_STATE</text:p>
      <text:p text:style-name="P1">android.permission.READ_CALL_LOG</text:p>
      <text:p text:style-name="P1">android.permission.WRITE_CALL_LOG</text:p>
      <text:p text:style-name="P1">android.permission.READ_PROFILE</text:p>
      <text:p text:style-name="P1">com.android.vending.BILLING</text:p>
      <text:p text:style-name="P1">-------------------------------------------------------</text:p>
      <text:p text:style-name="P1">Free200.apk</text:p>
      <text:p text:style-name="P1"></text:p>
      <text:p text:style-name="P1">android.permission.INTERNET</text:p>
      <text:p text:style-name="P1">android.permission.ACCESS_NETWORK_STATE</text:p>
      <text:p text:style-name="P1">android.permission.WRITE_EXTERNAL_STORAGE</text:p>
      <text:p text:style-name="P1">com.google.android.c2dm.permission.RECEIVE</text:p>
      <text:p text:style-name="P1">android.permission.GET_ACCOUNTS</text:p>
      <text:p text:style-name="P1">android.permission.WAKE_LOCK</text:p>
      <text:p text:style-name="P1">freemobilerecharge.alg.permission.C2D_MESSAGE</text:p>
      <text:p text:style-name="P1">com.google.android.providers.gsf.permission.READ_GSERVICES</text:p>
      <text:p text:style-name="P1">-------------------------------------------------------</text:p>
      <text:p text:style-name="P1">ganaa_bolly.apk</text:p>
      <text:p text:style-name="P1"></text:p>
      <text:p text:style-name="P1">android.permission.ACCESS_COARSE_LOCATION</text:p>
      <text:p text:style-name="P1">android.permission.INTERNET</text:p>
      <text:p text:style-name="P1">android.permission.READ_PHONE_STATE</text:p>
      <text:p text:style-name="P1">android.permission.ACCESS_NETWORK_STATE</text:p>
      <text:p text:style-name="P1">android.permission.WRITE_EXTERNAL_STORAGE</text:p>
      <text:p text:style-name="P1">android.permission.MODIFY_AUDIO_SETTINGS</text:p>
      <text:p text:style-name="P1">android.permission.RECEIVE_BOOT_COMPLETED</text:p>
      <text:p text:style-name="P1">android.permission.VIBRATE</text:p>
      <text:p text:style-name="P1">android.permission.GET_ACCOUNTS</text:p>
      <text:p text:style-name="P1">android.permission.WAKE_LOCK</text:p>
      <text:p text:style-name="P1">android.permission.USE_CREDENTIALS</text:p>
      <text:p text:style-name="P1">com.google.android.providers.gsf.permission.READ_GSERVICES</text:p>
      <text:p text:style-name="P1">com.google.android.c2dm.permission.RECEIVE</text:p>
      <text:p text:style-name="P1">com.android.vending.BILLING</text:p>
      <text:p text:style-name="P1">android.permission.ACCESS_FINE_LOCATION</text:p>
      <text:p text:style-name="P1">android.permission.RECEIVE_SMS</text:p>
      <text:p text:style-name="P1">android.permission.SEND_SMS</text:p>
      <text:p text:style-name="P1">android.permission.GET_TASKS</text:p>
      <text:p text:style-name="P1">android.permission.SYSTEM_ALERT_WINDOW</text:p>
      <text:p text:style-name="P1">com.gaana.permission.C2D_MESSAGE</text:p>
      <text:p text:style-name="P1">com.gaana.PAYMENT_BROADCAST_PERMISSION</text:p>
      <text:p text:style-name="P1">android.permission.ACCESS_WIFI_STATE</text:p>
      <text:p text:style-name="P1">-------------------------------------------------------</text:p>
      <text:p text:style-name="P1">GO_music.apk</text:p>
      <text:p text:style-name="P1"></text:p>
      <text:p text:style-name="P1">com.jiubang.go.music.permission.SERVICE</text:p>
      <text:p text:style-name="P1"><text:soft-page-break/>android.permission.GET_ACCOUNTS</text:p>
      <text:p text:style-name="P1">android.permission.VIBRATE</text:p>
      <text:p text:style-name="P1">android.permission.WAKE_LOCK</text:p>
      <text:p text:style-name="P1">android.permission.ACCESS_COARSE_LOCATION</text:p>
      <text:p text:style-name="P1">android.permission.ACCESS_FINE_LOCATION</text:p>
      <text:p text:style-name="P1">android.permission.WRITE_EXTERNAL_STORAGE</text:p>
      <text:p text:style-name="P1">android.permission.READ_EXTERNAL_STORAGE</text:p>
      <text:p text:style-name="P1">android.permission.INTERNET</text:p>
      <text:p text:style-name="P1">android.permission.ACCESS_NETWORK_STATE</text:p>
      <text:p text:style-name="P1">android.permission.CHANGE_WIFI_STATE</text:p>
      <text:p text:style-name="P1">android.permission.ACCESS_WIFI_STATE</text:p>
      <text:p text:style-name="P1">android.permission.READ_SYNC_SETTINGS</text:p>
      <text:p text:style-name="P1">android.permission.READ_PHONE_STATE</text:p>
      <text:p text:style-name="P1">android.permission.BLUETOOTH</text:p>
      <text:p text:style-name="P1">android.permission.RECORD_AUDIO</text:p>
      <text:p text:style-name="P1">android.permission.RECEIVE_BOOT_COMPLETED</text:p>
      <text:p text:style-name="P1">android.permission.GET_TASKS</text:p>
      <text:p text:style-name="P1">android.permission.ACCESS_DOWNLOAD_MANAGER</text:p>
      <text:p text:style-name="P1">android.permission.ACCESS_ALL_DOWNLOADS</text:p>
      <text:p text:style-name="P1">android.permission.ACCESS_DOWNLOAD_MANAGER_ADVANCED</text:p>
      <text:p text:style-name="P1">android.permission.DISABLE_KEYGUARD</text:p>
      <text:p text:style-name="P1">-------------------------------------------------------</text:p>
      <text:p text:style-name="P1">{'com.huawei.android.launcher.permission.WRITE_SETTINGS': 1</text:p>
      <text:p text:style-name="P1"><text:s/>'com.google.android.providers.gsf.permission.READ_GSERVICES': 11</text:p>
      <text:p text:style-name="P1"><text:s/>'com.facebook.orca.provider.ACCESS': 1</text:p>
      <text:p text:style-name="P1"><text:s/>'android.permission.READ_CALENDAR': 1</text:p>
      <text:p text:style-name="P1"><text:s/>'com.choiceoflove.dating.permission.C2D_MESSAGE': 1</text:p>
      <text:p text:style-name="P1"><text:s/>'com.lenovo.launcher.permission.WRITE_SETTINGS': 1</text:p>
      <text:p text:style-name="P1"><text:s/>'android.permission.ACCESS_COARSE_UPDATES': 1</text:p>
      <text:p text:style-name="P1"><text:s/>'android.permission.INTERNET': 63</text:p>
      <text:p text:style-name="P1"><text:s/>'com.hungama.myplay.activity.permission.UA_DATA': 1</text:p>
      <text:p text:style-name="P1"><text:s/>'android.permission.CHANGE_CONFIGURATION': 2</text:p>
      <text:p text:style-name="P1"><text:s/>'com.sec.android.provider.badge.permission.WRITE': 1</text:p>
      <text:p text:style-name="P1"><text:s/>'android.permission.ACCESS_DOWNLOAD_MANAGER_ADVANCED': 1</text:p>
      <text:p text:style-name="P1"><text:s/>'com.android.launcher.permission.INSTALL_SHORTCUT': 6</text:p>
      <text:p text:style-name="P1"><text:s/>'android.permission.ACCESS_ALL_DOWNLOADS': 1</text:p>
      <text:p text:style-name="P1"><text:s/>'com.shaadi.android.permission.C2D_MESSAGE': 1</text:p>
      <text:p text:style-name="P1"><text:s/>'com.airloyal.ladooo.permission.C2D_MESSAGE': 1</text:p>
      <text:p text:style-name="P1"><text:s/>'com.facebook.lite.permission.C2D_MESSAGE': 1</text:p>
      <text:p text:style-name="P1"><text:s/>'android.permission.WRITE_CALL_LOG': 3</text:p>
      <text:p text:style-name="P1"><text:s/>'android.permission.ACCESS_GPS': 1</text:p>
      <text:p text:style-name="P1"><text:s/>'com.gaana.PAYMENT_BROADCAST_PERMISSION': 1</text:p>
      <text:p text:style-name="P1"><text:s/>'com.nimbuzz.permission.ExternalNimbuzzActions': 1</text:p>
      <text:p text:style-name="P1"><text:s/>'android.permission.WRITE_SYNC_SETTINGS': 3</text:p>
      <text:p text:style-name="P1"><text:s/>'com.taskbucks.taskbucks.permission.UA_DATA': 1</text:p>
      <text:p text:style-name="P1"><text:s/>'com.aranoah.healthkart.plus.permission.C2D_MESSAGE': 1</text:p>
      <text:p text:style-name="P1"><text:s/>'android.permission.BROADCAST_STICKY': 8</text:p>
      <text:p text:style-name="P1"><text:s/>'com.jiubang.go.music.permission.SERVICE': 1</text:p>
      <text:p text:style-name="P1"><text:s/>'android.permission.READ_OWNER_DATA': 1</text:p>
      <text:p text:style-name="P1"><text:s/>'com.facebook.receiver.permission.ACCESS': 1</text:p>
      <text:p text:style-name="P1"><text:s/>'com.guvera.android.permission.C2D_MESSAGE_OTHER_LEVELS': 1</text:p>
      <text:p text:style-name="P1"><text:s/>'com.balancehero.truebalance.permission.C2D_MESSAGE': 1</text:p>
      <text:p text:style-name="P1"><text:soft-page-break/><text:s/>'freemobilerecharge.alg.permission.C2D_MESSAGE': 1</text:p>
      <text:p text:style-name="P1"><text:s/>'in.AajTak.headlines.permission.C2D_MESSAGE': 1</text:p>
      <text:p text:style-name="P1"><text:s/>'android.permission.MANAGE_DOCUMENTS': 2</text:p>
      <text:p text:style-name="P1"><text:s/>'android.permission.SYSTEM_ALERT_WINDOW': 15</text:p>
      <text:p text:style-name="P1"><text:s/>'com.techhacks.app.permission.C2D_MESSAGE': 1</text:p>
      <text:p text:style-name="P1"><text:s/>'com.android.mylauncher.permission.WRITE_SETTINGS': 1</text:p>
      <text:p text:style-name="P1"><text:s/>'android.permission.ACCESS_LOCATION_EXTRA_COMMANDS': 3</text:p>
      <text:p text:style-name="P1"><text:s/>'android.permission.CHANGE_WIFI_STATE': 9</text:p>
      <text:p text:style-name="P1"><text:s/>'android.permission.RECORD_AUDIO': 13</text:p>
      <text:p text:style-name="P1"><text:s/>'android.permission.READ_CONTACTS': 10</text:p>
      <text:p text:style-name="P1"><text:s/>'android.permission.WRITE_INTERNAL_STORAGE': 2</text:p>
      <text:p text:style-name="P1"><text:s/>'android.permission.READ_PROFILE': 5</text:p>
      <text:p text:style-name="P1"><text:s/>'com.huawei.launcher3.permission.READ_SETTINGS': 1</text:p>
      <text:p text:style-name="P1"><text:s/>'com.karopass.hindi_status_2016.permission.C2D_MESSAGE': 1</text:p>
      <text:p text:style-name="P1"><text:s/>'com.til.timesnews.permission.C2D_MESSAGE': 1</text:p>
      <text:p text:style-name="P1"><text:s/>'android.permission.SET_DEBUG_APP': 1</text:p>
      <text:p text:style-name="P1"><text:s/>'com.taskbucks.taskbucks.permission.C2D_MESSAGE': 1</text:p>
      <text:p text:style-name="P1"><text:s/>'com.zeenews.hindinews.permission.C2D_MESSAGE': 1</text:p>
      <text:p text:style-name="P1"><text:s/>'android.permission.BLUETOOTH': 9</text:p>
      <text:p text:style-name="P1"><text:s/>'android.permission.ACCESS_WIFI_STATE': 31</text:p>
      <text:p text:style-name="P1"><text:s/>'mobi.androapp.vegkhanakhazana.c2476.permission.C2D_MESSAGE': 1</text:p>
      <text:p text:style-name="P1"><text:s/>'com.skrilo.permission.C2D_MESSAGE': 1</text:p>
      <text:p text:style-name="P1"><text:s/>'com.shazam.android.permission.C2D_MESSAGE': 1</text:p>
      <text:p text:style-name="P1"><text:s/>'android.permission.ACCESS_DOWNLOAD_MANAGER': 1</text:p>
      <text:p text:style-name="P1"><text:s/>'android.permisson.CAMERA': 1</text:p>
      <text:p text:style-name="P1"><text:s/>'com.android.launcher3.permission.READ_SETTINGS': 1</text:p>
      <text:p text:style-name="P1"><text:s/>'android.permission.ACCESS_NETWORK_STATE': 65</text:p>
      <text:p text:style-name="P1"><text:s/>'me.dingtone.app.im.permission.MAPS_RECEIVE': 1</text:p>
      <text:p text:style-name="P1"><text:s/>'com.fede.launcher.permission.WRITE_SETTINGS': 1</text:p>
      <text:p text:style-name="P1"><text:s/>'com.htc.launcher.permission.READ_SETTINGS': 1</text:p>
      <text:p text:style-name="P1"><text:s/>'com.android.vending.CHECK_LICENSE': 1</text:p>
      <text:p text:style-name="P1"><text:s/>'com.hitwe.android.permission.C2D_MESSAGE': 1</text:p>
      <text:p text:style-name="P1"><text:s/>'android.permission.WRITE_CONTACTS': 3</text:p>
      <text:p text:style-name="P1"><text:s/>'android.permission.MODIFY_PHONE_STATE': 1</text:p>
      <text:p text:style-name="P1"><text:s/>'com.lge.launcher.permission.WRITE_SETTINGS': 1</text:p>
      <text:p text:style-name="P1"><text:s/>'android.permission.WRITE_SETTINGS': 18</text:p>
      <text:p text:style-name="P1"><text:s/>'com.matchify.permission.C2D_MESSAGE': 1</text:p>
      <text:p text:style-name="P1"><text:s/>'com.freemobilerecharge.coupon.permission.C2D_MESSAGE': 1</text:p>
      <text:p text:style-name="P1"><text:s/>'com.erosnow.permission.C2D_MESSAGE': 1</text:p>
      <text:p text:style-name="P1"><text:s/>'com.hungama.myplay.activity.permission.C2D_MESSAGE': 1</text:p>
      <text:p text:style-name="P1"><text:s/>'org.adwfreak.launcher.permission.READ_SETTINGS': 1</text:p>
      <text:p text:style-name="P1"><text:s/>'com.huawei.launcher3.permission.WRITE_SETTINGS': 1</text:p>
      <text:p text:style-name="P1"><text:s/>'com.android.launcher.permission.WRITE_SETTINGS': 1</text:p>
      <text:p text:style-name="P1"><text:s/>'me.dingtone.app.im.permission.C2D_MESSAGE': 1</text:p>
      <text:p text:style-name="P1"><text:s/>'com.bsbportal.music.permission.C2D_MESSAGE': 1</text:p>
      <text:p text:style-name="P1"><text:s/>'com.sonyericsson.home.permission.BROADCAST_BADGE': 1</text:p>
      <text:p text:style-name="P1"><text:s/>'com.til.timesnews.permission.RECEIVE_ADM_MESSAGE': 1</text:p>
      <text:p text:style-name="P1"><text:s/>'com.google.android.apps.photos.permission.GOOGLE_PHOTOS': 2</text:p>
      <text:p text:style-name="P1"><text:s/>'com.sprylogics.liqmsg.ui.permission.MAPS_RECEIVE': 1</text:p>
      <text:p text:style-name="P1"><text:s/>'com.aio.downloader.permission.JPUSH_MESSAGE': 2</text:p>
      <text:p text:style-name="P1"><text:s/>'com.anddoes.launcher.permission.WRITE_SETTINGS': 1</text:p>
      <text:p text:style-name="P1"><text:s/>'android.permission.READ_LOGS': 7</text:p>
      <text:p text:style-name="P1"><text:soft-page-break/><text:s/>'android.permission.PROCESS_OUTGOING_CALLS': 3</text:p>
      <text:p text:style-name="P1"><text:s/>'com.hungama.myplay.activity.permission.RECEIVE_ADM_MESSAGE': 1</text:p>
      <text:p text:style-name="P1"><text:s/>'com.sec.android.app.twlauncher.settings.READ_SETTINGS': 1</text:p>
      <text:p text:style-name="P1"><text:s/>'com.guvera.android.permission.C2D_MESSAGE': 1</text:p>
      <text:p text:style-name="P1"><text:s/>'com.facebook.permission.prod.FB_APP_COMMUNICATION': 1</text:p>
      <text:p text:style-name="P1"><text:s/>'android.permission.WRITE_CALENDAR': 1</text:p>
      <text:p text:style-name="P1"><text:s/>'com.huawei.launcher2.permission.READ_SETTINGS': 1</text:p>
      <text:p text:style-name="P1"><text:s/>'com.saavn.android.permission.C2D_MESSAGE': 1</text:p>
      <text:p text:style-name="P1"><text:s/>'com.android.vending.BILLING': 14</text:p>
      <text:p text:style-name="P1"><text:s/>'android.permission.NFC': 1</text:p>
      <text:p text:style-name="P1"><text:s/>'android.permission.MANAGE_ACCOUNTS': 1</text:p>
      <text:p text:style-name="P1"><text:s/>'android.permission.SEND_SMS': 7</text:p>
      <text:p text:style-name="P1"><text:s/>'android.permission.INTERACT_ACROSS_USERS_FULL': 8</text:p>
      <text:p text:style-name="P1"><text:s/>'org.adwfreak.launcher.permission.WRITE_SETTINGS': 1</text:p>
      <text:p text:style-name="P1"><text:s/>'android.permission.USE_CREDENTIALS': 5</text:p>
      <text:p text:style-name="P1"><text:s/>'android.permission.RECEIVE_USER_PRESENT': 3</text:p>
      <text:p text:style-name="P1"><text:s/>'android.permission.BIND_ACCESSIBILITY_SERVICE': 1</text:p>
      <text:p text:style-name="P1"><text:s/>'com.majeur.launcher.permission.UPDATE_BADGE': 1</text:p>
      <text:p text:style-name="P1"><text:s/>'org.adw.launcher_donut.permission.READ_SETTINGS': 1</text:p>
      <text:p text:style-name="P1"><text:s/>'android.permission.GET_TASKS': 26</text:p>
      <text:p text:style-name="P1"><text:s/>'org.adw.launcher_donut.permission.WRITE_SETTINGS': 1</text:p>
      <text:p text:style-name="P1"><text:s/>'android.permission.READ_INTERNAL_STORAGE': 1</text:p>
      <text:p text:style-name="P1"><text:s/>'android.permission.MEDIA_CONTENT_CONTROL': 2</text:p>
      <text:p text:style-name="P1"><text:s/>'android.permission.DOWNLOAD_WITHOUT_NOTIFICATION': 5</text:p>
      <text:p text:style-name="P1"><text:s/>'android.permission.RECEIVE_BOOT_COMPLETED': 28</text:p>
      <text:p text:style-name="P1"><text:s/>'com.anddoes.launcher.permission.UPDATE_COUNT': 1</text:p>
      <text:p text:style-name="P1"><text:s/>'android.permission.BATTERY_STATS': 1</text:p>
      <text:p text:style-name="P1"><text:s/>'android.permission.RECEIVE_SMS': 13</text:p>
      <text:p text:style-name="P1"><text:s/>'com.til.timesnews.permission.UA_DATA': 1</text:p>
      <text:p text:style-name="P1"><text:s/>'android.permission.CALL_PHONE': 10</text:p>
      <text:p text:style-name="P1"><text:s/>'com.htc.launcher.permission.WRITE_SETTINGS': 1</text:p>
      <text:p text:style-name="P1"><text:s/>'android.net.conn.CONNECTIVITY_CHANGE': 1</text:p>
      <text:p text:style-name="P1"><text:s/>'android.permission.FLASHLIGHT': 2</text:p>
      <text:p text:style-name="P1"><text:s/>'android.permission.READ_PHONE_STATE': 52</text:p>
      <text:p text:style-name="P1"><text:s/>'com.android.launcher2.permission.READ_SETTINGS': 1</text:p>
      <text:p text:style-name="P1"><text:s/>'android.permissions.WAKE_LOCK': 1</text:p>
      <text:p text:style-name="P1"><text:s/>'com.sec.android.app.twlauncher.settings.WRITE_SETTINGS': 1</text:p>
      <text:p text:style-name="P1"><text:s/>'android.permission.KILL_BACKGROUND_PROCESSES': 4</text:p>
      <text:p text:style-name="P1"><text:s/>'com.wallnutstudios.freeatm.permission.C2D_MESSAGE': 1</text:p>
      <text:p text:style-name="P1"><text:s/>'android.permission.CAMERA': 9</text:p>
      <text:p text:style-name="P1"><text:s/>'android.permission.WAKE_LOCK': 54</text:p>
      <text:p text:style-name="P1"><text:s/>'com.huawei.android.launcher.permission.READ_SETTINGS': 1</text:p>
      <text:p text:style-name="P1"><text:s/>'com.android.launcher3.permission.WRITE_SETTINGS': 1</text:p>
      <text:p text:style-name="P1"><text:s/>'com.android.launcher2.permission.WRITE_SETTINGS': 1</text:p>
      <text:p text:style-name="P1"><text:s/>'com.amazon.device.messaging.permission.RECEIVE': 3</text:p>
      <text:p text:style-name="P1"><text:s/>'android.permission.RESTART_PACKAGES': 1</text:p>
      <text:p text:style-name="P1"><text:s/>'android.permission.GET_ACCOUNTS': 33</text:p>
      <text:p text:style-name="P1"><text:s/>'com.djit.equalizerplusforandroidfree.permission.C2D_MESSAGE': 1</text:p>
      <text:p text:style-name="P1"><text:s/>'android.permission.CHANGE_NETWORK_STATE': 8</text:p>
      <text:p text:style-name="P1"><text:s/>'android.permission.READ_SYNC_SETTINGS': 5</text:p>
      <text:p text:style-name="P1"><text:s/>'android.permission.DISABLE_KEYGUARD': 7</text:p>
      <text:p text:style-name="P1"><text:s/>'com.shazam.android.preloadinfo.provider.ACCESS_DATA': 1</text:p>
      <text:p text:style-name="P1"><text:soft-page-break/><text:s/>'android.permission.ACCESS_MOCK_LOCATION': 2</text:p>
      <text:p text:style-name="P1"><text:s/>'android.permission.WRITE_OWNER_DATA': 2</text:p>
      <text:p text:style-name="P1"><text:s/>'android.permission.ACCESS_COARSE_LOCATION': 25</text:p>
      <text:p text:style-name="P1"><text:s/>'com.djit.equalizerplusforandroidfree.permission.RATING': 1</text:p>
      <text:p text:style-name="P1"><text:s/>'com.nimbuzz.permission.C2D_MESSAGE': 1</text:p>
      <text:p text:style-name="P1"><text:s/>'android.permission.EXPAND_STATUS_BAR': 4</text:p>
      <text:p text:style-name="P1"><text:s/>'android.permission.BLUETOOTH_ADMIN': 3</text:p>
      <text:p text:style-name="P1"><text:s/>'android.permission.ACCESS_FINE_LOCATION': 27</text:p>
      <text:p text:style-name="P1"><text:s/>'in.freebapp.permission.C2D_MESSAGE': 1</text:p>
      <text:p text:style-name="P1"><text:s/>'android.permission.REORDER_TASKS': 4</text:p>
      <text:p text:style-name="P1"><text:s/>'com.gaana.permission.C2D_MESSAGE': 1</text:p>
      <text:p text:style-name="P1"><text:s/>'com.google.android.c2dm.permission.RECEIVE': 33</text:p>
      <text:p text:style-name="P1"><text:s/>'android.permission.READ_CALL_LOG': 5</text:p>
      <text:p text:style-name="P1"><text:s/>'com.lenovo.launcher.permission.READ_SETTINGS': 1</text:p>
      <text:p text:style-name="P1"><text:s/>'android.permission.WRITE_EXTERNAL_STORAGE': 60</text:p>
      <text:p text:style-name="P1"><text:s/>'android.permission.READ_EXTERNAL_STORAGE': 27</text:p>
      <text:p text:style-name="P1"><text:s/>'android.permission.AUTHENTICATE_ACCOUNTS': 4</text:p>
      <text:p text:style-name="P1"><text:s/>'com.android.launcher.permission.READ_SETTINGS': 1</text:p>
      <text:p text:style-name="P1"><text:s/>'com.android.alarm.permission.SET_ALARM': 4</text:p>
      <text:p text:style-name="P1"><text:s/>'android.permission.INTERNAL_SYSTEM_WINDOW': 1</text:p>
      <text:p text:style-name="P1"><text:s/>'com.erosnow.permission.UA_DATA': 1</text:p>
      <text:p text:style-name="P1"><text:s/>'com.huawei.launcher2.permission.WRITE_SETTINGS': 1</text:p>
      <text:p text:style-name="P1"><text:s/>'android.permission.MODIFY_AUDIO_SETTINGS': 18</text:p>
      <text:p text:style-name="P1"><text:s/>'overtatech.com.bassbooster.permission.C2D_MESSAGE': 1</text:p>
      <text:p text:style-name="P1"><text:s/>'android.permission.READ_SMS': 11</text:p>
      <text:p text:style-name="P1"><text:s/>'android.permission.VIBRATE': 40</text:p>
      <text:p text:style-name="P1"><text:s/>'com.google.android.gms.permission.ACTIVITY_RECOGNITION': 2</text:p>
      <text:p text:style-name="P1"><text:s/>'com.android.mylauncher.permission.READ_SETTINGS': 1</text:p>
      <text:p text:style-name="P1"><text:s/>'com.fede.launcher.permission.READ_SETTINGS': 1</text:p>
      <text:p text:style-name="P1"><text:s/>'com.android.launcher.permission.UNINSTALL_SHORTCUT': 4</text:p>
      <text:p text:style-name="P1"><text:s/>'org.adw.launcher.permission.READ_SETTINGS': 1</text:p>
      <text:p text:style-name="P1"><text:s/>'com.lge.launcher.permission.READ_SETTINGS': 1</text:p>
      <text:p text:style-name="P1"><text:s/>'android.permission.PACKAGE_USAGE_STATS': 1</text:p>
      <text:p text:style-name="P1"><text:s/>'com.taskbucks.taskbucks.permission.RECEIVE_ADM_MESSAGE': 1</text:p>
      <text:p text:style-name="P1"><text:s/>'org.adw.launcher.permission.WRITE_SETTINGS': 1</text:p>
      <text:p text:style-name="P1"><text:s/>'com.anddoes.launcher.permission.READ_SETTINGS': 1</text:p>
      <text:p text:style-name="P1"><text:s/>'android.permission.MOUNT_UNMOUNT_FILESYSTEMS': 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02:15:22.891993208</meta:creation-date>
    <dc:date>2016-05-22T02:32:31.480422826</dc:date>
    <meta:editing-duration>PT16M5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6" meta:paragraph-count="1337" meta:word-count="1448" meta:character-count="49232" meta:non-whitespace-character-count="47553"/>
  </office:meta>
</office:document-meta>
</file>